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7CE2DE8E32ECDE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4.801cm"/>
    </style:style>
    <style:style style:name="IntegrantesGrupo.C" style:family="table-column">
      <style:table-column-properties style:column-width="10.095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1.A" style:family="table-column">
      <style:table-column-properties style:column-width="6.892cm"/>
    </style:style>
    <style:style style:name="Tabla1.B" style:family="table-column">
      <style:table-column-properties style:column-width="6.708cm"/>
    </style:style>
    <style:style style:name="Tabla1.C" style:family="table-column">
      <style:table-column-properties style:column-width="5.902cm"/>
    </style:style>
    <style:style style:name="Tabla1.1" style:family="table-row">
      <style:table-row-properties style:min-row-height="0.596cm" fo:keep-together="auto"/>
    </style:style>
    <style:style style:name="Tabla1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1.2" style:family="table-row">
      <style:table-row-properties style:min-row-height="0.841cm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1.388cm" fo:keep-together="auto"/>
    </style:style>
    <style:style style:name="Tabla1.B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" style:family="table-row">
      <style:table-row-properties style:min-row-height="0.653cm" fo:keep-together="auto"/>
    </style:style>
    <style:style style:name="Tabla1.A4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7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9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10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11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1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15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1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17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21" style:family="table-row">
      <style:table-row-properties style:min-row-height="0.697cm" fo:keep-together="auto"/>
    </style:style>
    <style:style style:name="Tabla1.C2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28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30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31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40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41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4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4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5" style:family="table-row">
      <style:table-row-properties style:min-row-height="4.2cm" fo:keep-together="auto"/>
    </style:style>
    <style:style style:name="Tabla1.46" style:family="table-row">
      <style:table-row-properties style:min-row-height="1.496cm" fo:keep-together="auto"/>
    </style:style>
    <style:style style:name="Tabla1.A6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.C6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2.A" style:family="table-column">
      <style:table-column-properties style:column-width="6.892cm"/>
    </style:style>
    <style:style style:name="Tabla2.B" style:family="table-column">
      <style:table-column-properties style:column-width="6.708cm"/>
    </style:style>
    <style:style style:name="Tabla2.C" style:family="table-column">
      <style:table-column-properties style:column-width="5.902cm"/>
    </style:style>
    <style:style style:name="Tabla2.1" style:family="table-row">
      <style:table-row-properties style:min-row-height="0.596cm" fo:keep-together="auto"/>
    </style:style>
    <style:style style:name="Tabla2.A1" style:family="table-cell">
      <style:table-cell-properties style:vertical-align="middle" fo:background-color="#2a6099" fo:padding="0cm" fo:border="0.75pt solid #2a6099" style:writing-mode="page">
        <style:background-image/>
      </style:table-cell-properties>
    </style:style>
    <style:style style:name="Tabla2.2" style:family="table-row">
      <style:table-row-properties style:min-row-height="0.841cm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style:min-row-height="1.388cm" fo:keep-together="auto"/>
    </style:style>
    <style:style style:name="Tabla2.B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4" style:family="table-row">
      <style:table-row-properties style:min-row-height="0.653cm" fo:keep-together="auto"/>
    </style:style>
    <style:style style:name="Tabla2.A4" style:family="table-cell">
      <style:table-cell-properties style:vertical-align="middle" fo:background-color="#ddddd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1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1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15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1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17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20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25" style:family="table-row">
      <style:table-row-properties style:min-row-height="0.697cm" fo:keep-together="auto"/>
    </style:style>
    <style:style style:name="Tabla2.A26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.C26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3.A" style:family="table-column">
      <style:table-column-properties style:column-width="6.892cm"/>
    </style:style>
    <style:style style:name="Tabla3.B" style:family="table-column">
      <style:table-column-properties style:column-width="6.708cm"/>
    </style:style>
    <style:style style:name="Tabla3.C" style:family="table-column">
      <style:table-column-properties style:column-width="5.902cm"/>
    </style:style>
    <style:style style:name="Tabla3.1" style:family="table-row">
      <style:table-row-properties style:min-row-height="0.596cm" fo:keep-together="auto"/>
    </style:style>
    <style:style style:name="Tabla3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3.2" style:family="table-row">
      <style:table-row-properties style:min-row-height="0.841cm"/>
    </style:style>
    <style:style style:name="Tabla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3" style:family="table-row">
      <style:table-row-properties style:min-row-height="1.388cm" fo:keep-together="auto"/>
    </style:style>
    <style:style style:name="Tabla3.B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4" style:family="table-row">
      <style:table-row-properties style:min-row-height="0.653cm" fo:keep-together="auto"/>
    </style:style>
    <style:style style:name="Tabla3.A4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7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10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11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1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1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15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1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21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2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28" style:family="table-row">
      <style:table-row-properties style:min-row-height="0.723cm" fo:keep-together="auto"/>
    </style:style>
    <style:style style:name="Tabla3.A28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3.C28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4.A" style:family="table-column">
      <style:table-column-properties style:column-width="6.892cm"/>
    </style:style>
    <style:style style:name="Tabla4.B" style:family="table-column">
      <style:table-column-properties style:column-width="6.708cm"/>
    </style:style>
    <style:style style:name="Tabla4.C" style:family="table-column">
      <style:table-column-properties style:column-width="5.902cm"/>
    </style:style>
    <style:style style:name="Tabla4.1" style:family="table-row">
      <style:table-row-properties style:min-row-height="0.596cm" fo:keep-together="auto"/>
    </style:style>
    <style:style style:name="Tabla4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4.2" style:family="table-row">
      <style:table-row-properties style:min-row-height="0.841cm"/>
    </style:style>
    <style:style style:name="Tabla4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3" style:family="table-row">
      <style:table-row-properties style:min-row-height="1.388cm" fo:keep-together="auto"/>
    </style:style>
    <style:style style:name="Tabla4.B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4" style:family="table-row">
      <style:table-row-properties style:min-row-height="0.653cm" fo:keep-together="auto"/>
    </style:style>
    <style:style style:name="Tabla4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C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C9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C1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C1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C17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19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4.C19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5.A" style:family="table-column">
      <style:table-column-properties style:column-width="6.892cm"/>
    </style:style>
    <style:style style:name="Tabla5.B" style:family="table-column">
      <style:table-column-properties style:column-width="6.708cm"/>
    </style:style>
    <style:style style:name="Tabla5.C" style:family="table-column">
      <style:table-column-properties style:column-width="5.902cm"/>
    </style:style>
    <style:style style:name="Tabla5.1" style:family="table-row">
      <style:table-row-properties style:min-row-height="0.596cm" fo:keep-together="auto"/>
    </style:style>
    <style:style style:name="Tabla5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5.2" style:family="table-row">
      <style:table-row-properties style:min-row-height="0.841cm"/>
    </style:style>
    <style:style style:name="Tabla5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3" style:family="table-row">
      <style:table-row-properties style:min-row-height="1.388cm" fo:keep-together="auto"/>
    </style:style>
    <style:style style:name="Tabla5.B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4" style:family="table-row">
      <style:table-row-properties style:min-row-height="0.653cm" fo:keep-together="auto"/>
    </style:style>
    <style:style style:name="Tabla5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7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5.C7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6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6.A" style:family="table-column">
      <style:table-column-properties style:column-width="5.703cm"/>
    </style:style>
    <style:style style:name="Tabla6.B" style:family="table-column">
      <style:table-column-properties style:column-width="7.897cm"/>
    </style:style>
    <style:style style:name="Tabla6.C" style:family="table-column">
      <style:table-column-properties style:column-width="5.902cm"/>
    </style:style>
    <style:style style:name="Tabla6.1" style:family="table-row">
      <style:table-row-properties style:min-row-height="0.596cm" fo:keep-together="auto"/>
    </style:style>
    <style:style style:name="Tabla6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6.2" style:family="table-row">
      <style:table-row-properties style:min-row-height="0.841cm"/>
    </style:style>
    <style:style style:name="Tabla6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3" style:family="table-row">
      <style:table-row-properties style:min-row-height="1.388cm" fo:keep-together="auto"/>
    </style:style>
    <style:style style:name="Tabla6.B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4" style:family="table-row">
      <style:table-row-properties style:min-row-height="0.653cm" fo:keep-together="auto"/>
    </style:style>
    <style:style style:name="Tabla6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9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6.C9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7.A" style:family="table-column">
      <style:table-column-properties style:column-width="19.502cm"/>
    </style:style>
    <style:style style:name="Tabla7.1" style:family="table-row">
      <style:table-row-properties style:min-row-height="0.596cm" fo:keep-together="auto"/>
    </style:style>
    <style:style style:name="Tabla7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7.2" style:family="table-row">
      <style:table-row-properties style:min-row-height="0.841cm" fo:keep-together="auto"/>
    </style:style>
    <style:style style:name="Tabla7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8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8.A" style:family="table-column">
      <style:table-column-properties style:column-width="19.502cm"/>
    </style:style>
    <style:style style:name="Tabla8.1" style:family="table-row">
      <style:table-row-properties style:min-row-height="0.596cm" fo:keep-together="auto"/>
    </style:style>
    <style:style style:name="Tabla8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8.2" style:family="table-row">
      <style:table-row-properties style:min-row-height="0.841cm" fo:keep-together="auto"/>
    </style:style>
    <style:style style:name="Tabla8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.152cm" style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11" style:family="paragraph" style:parent-style-name="Footnote">
      <style:text-properties officeooo:rsid="01fba2fb" officeooo:paragraph-rsid="01fba2fb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1f6fd69"/>
    </style:style>
    <style:style style:name="P13" style:family="paragraph" style:parent-style-name="Standard">
      <style:text-properties fo:font-size="6pt" officeooo:paragraph-rsid="01facd3c" style:font-size-asian="5.25pt" style:font-size-complex="6pt"/>
    </style:style>
    <style:style style:name="P14" style:family="paragraph" style:parent-style-name="Standard">
      <style:text-properties fo:font-size="3pt" officeooo:paragraph-rsid="0200e864" style:font-size-asian="2.59999990463257pt" style:font-size-complex="3pt"/>
    </style:style>
    <style:style style:name="P15" style:family="paragraph" style:parent-style-name="Standard">
      <style:text-properties officeooo:paragraph-rsid="020bf093"/>
    </style:style>
    <style:style style:name="P16" style:family="paragraph" style:parent-style-name="Standard">
      <style:text-properties fo:font-size="2pt" officeooo:paragraph-rsid="02060d99" style:font-size-asian="1.75pt" style:font-size-complex="2pt"/>
    </style:style>
    <style:style style:name="P17" style:family="paragraph" style:parent-style-name="Standard">
      <style:text-properties fo:font-size="2pt" officeooo:rsid="02103d78" officeooo:paragraph-rsid="02103d78" style:font-size-asian="1.75pt" style:font-size-complex="2pt"/>
    </style:style>
    <style:style style:name="P18" style:family="paragraph" style:parent-style-name="Standard">
      <style:text-properties officeooo:paragraph-rsid="02103d78"/>
    </style:style>
    <style:style style:name="P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5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7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9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1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103d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7e7f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7e7f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103d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0e8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60d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ad94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ad94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ba2f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ba2fb" officeooo:paragraph-rsid="01fba2f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ba2fb" officeooo:paragraph-rsid="01fba2f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d26b" officeooo:paragraph-rsid="01fcd26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d26b" officeooo:paragraph-rsid="01fcd26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56af" officeooo:paragraph-rsid="01fd56a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56af" officeooo:paragraph-rsid="01fd56a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467f" officeooo:paragraph-rsid="01ff467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3f5a" officeooo:paragraph-rsid="02003f5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3f5a" officeooo:paragraph-rsid="02003f5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e864" officeooo:paragraph-rsid="0200e8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3836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3e16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6eaf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9bda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8ab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3836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3e16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48e7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e167" officeooo:paragraph-rsid="0203e16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e167" officeooo:paragraph-rsid="0203e16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8e76" officeooo:paragraph-rsid="02048e7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8e76" officeooo:paragraph-rsid="02048e7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60d9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87dd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eaf8" officeooo:paragraph-rsid="0206eaf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eaf8" officeooo:paragraph-rsid="0206eaf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87dd0" officeooo:paragraph-rsid="02087dd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87dd0" officeooo:paragraph-rsid="02087dd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9bdab" officeooo:paragraph-rsid="0209bda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8abb" officeooo:paragraph-rsid="020b8ab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8abb" officeooo:paragraph-rsid="020b8ab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cfec8" officeooo:paragraph-rsid="020cfe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cfec8" officeooo:paragraph-rsid="020cfec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5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6fd6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6fd6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ad94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ba2fb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acd3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f467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03f5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0e86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3d78" officeooo:paragraph-rsid="02103d7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normal" officeooo:rsid="02087dd0" officeooo:paragraph-rsid="02087dd0" style:font-size-asian="12pt" style:font-style-asian="italic" style:font-weight-asian="normal" style:font-name-complex="Calibri2" style:font-size-complex="12pt" style:font-style-complex="italic" style:font-weight-complex="normal" style:text-overline-style="none" style:text-overline-color="font-color"/>
    </style:style>
    <style:style style:name="P1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6f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acd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0e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60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bf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6fd6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acd3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6pt" fo:language="gl" fo:country="ES" fo:font-weight="bold" officeooo:rsid="014e8ab7" officeooo:paragraph-rsid="014e8ab7" style:font-size-asian="5.25pt" style:font-weight-asian="bold" style:font-name-complex="Calibri2" style:font-size-complex="6pt" style:font-weight-complex="bold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style:use-window-font-color="true" loext:opacity="0%" style:font-name="Ubuntu" fo:font-size="6pt" fo:font-weight="bold" officeooo:rsid="01ec6e58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bold" officeooo:rsid="00112a49" style:font-size-asian="6pt" style:font-weight-asian="bold" style:font-size-complex="6pt" style:font-weight-complex="bold"/>
    </style:style>
    <style:style style:name="T4" style:family="text">
      <style:text-properties style:use-window-font-color="true" loext:opacity="0%" style:font-name="Ubuntu" fo:font-size="6pt" fo:font-weight="bold" officeooo:rsid="01f34b0e" style:font-size-asian="6pt" style:font-weight-asian="bold" style:font-size-complex="6pt" style:font-weight-complex="bold"/>
    </style:style>
    <style:style style:name="T5" style:family="text">
      <style:text-properties style:use-window-font-color="true" loext:opacity="0%" style:font-name="Ubuntu" fo:font-size="6pt" fo:font-weight="normal" officeooo:rsid="01f34b0e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7" style:family="text">
      <style:text-properties officeooo:rsid="004d5155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3c0135" style:font-weight-asian="normal" style:font-weight-complex="normal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227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6c8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79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203e167" style:font-weight-asian="bold" style:font-weight-complex="bold"/>
    </style:style>
    <style:style style:name="T20" style:family="text">
      <style:text-properties fo:font-weight="bold" officeooo:rsid="0203836c" style:font-weight-asian="bold" style:font-weight-complex="bold"/>
    </style:style>
    <style:style style:name="T21" style:family="text">
      <style:text-properties officeooo:rsid="01f6fd69"/>
    </style:style>
    <style:style style:name="T22" style:family="text">
      <style:text-properties officeooo:rsid="01f7e7fb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1facd3c"/>
    </style:style>
    <style:style style:name="T25" style:family="text">
      <style:text-properties officeooo:rsid="01fad94a"/>
    </style:style>
    <style:style style:name="T26" style:family="text">
      <style:text-properties officeooo:rsid="01fba2fb"/>
    </style:style>
    <style:style style:name="T27" style:family="text">
      <style:text-properties officeooo:rsid="01fcd26b"/>
    </style:style>
    <style:style style:name="T28" style:family="text">
      <style:text-properties officeooo:rsid="01fd56af"/>
    </style:style>
    <style:style style:name="T29" style:family="text">
      <style:text-properties officeooo:rsid="01ff467f"/>
    </style:style>
    <style:style style:name="T30" style:family="text">
      <style:text-properties officeooo:rsid="02003f5a"/>
    </style:style>
    <style:style style:name="T31" style:family="text">
      <style:text-properties officeooo:rsid="0202032a"/>
    </style:style>
    <style:style style:name="T32" style:family="text">
      <style:text-properties officeooo:rsid="0203836c"/>
    </style:style>
    <style:style style:name="T33" style:family="text">
      <style:text-properties officeooo:rsid="0203e167"/>
    </style:style>
    <style:style style:name="T34" style:family="text">
      <style:text-properties officeooo:rsid="02060d99"/>
    </style:style>
    <style:style style:name="T35" style:family="text">
      <style:text-properties officeooo:rsid="0206eaf8"/>
    </style:style>
    <style:style style:name="T36" style:family="text">
      <style:text-properties officeooo:rsid="02087dd0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209bdab"/>
    </style:style>
    <style:style style:name="T39" style:family="text">
      <style:text-properties fo:font-style="italic" officeooo:rsid="0209bdab" style:font-style-asian="italic" style:font-style-complex="italic"/>
    </style:style>
    <style:style style:name="T40" style:family="text">
      <style:text-properties officeooo:rsid="020b8abb"/>
    </style:style>
    <style:style style:name="T41" style:family="text">
      <style:text-properties officeooo:rsid="020bf093"/>
    </style:style>
    <style:style style:name="T42" style:family="text">
      <style:text-properties officeooo:rsid="020cfec8"/>
    </style:style>
    <style:style style:name="T43" style:family="text">
      <style:text-properties officeooo:rsid="020ec079"/>
    </style:style>
    <style:style style:name="T44" style:family="text">
      <style:text-properties officeooo:rsid="02103d78"/>
    </style:style>
    <style:style style:name="T4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(%1%)" style:num-prefix="(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0"><text:span text:style-name="T15">PRÁCTICA MME – UD0</text:span><text:span text:style-name="T16">4</text:span><text:span text:style-name="T15">-0</text:span><text:span text:style-name="T17">3</text:span><text:span text:style-name="T15">: </text:span><text:span text:style-name="T17">BIOS [</text:span><text:span text:style-name="T12">Cooler Master</text:span><text:span text:style-name="T11"> </text:span><text:span text:style-name="T13">AMD</text:span><text:span text:style-name="T14">]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7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3" table:number-rows-spanned="3" office:value-type="string">
            <text:p text:style-name="P4"/>
          </table:table-cell>
          <table:table-cell table:style-name="IntegrantesGrupo.B3" office:value-type="string">
            <text:p text:style-name="P110"><text:s/>Coordinador/a:</text:p>
          </table:table-cell>
          <table:table-cell table:style-name="IntegrantesGrupo.C3">
            <text:p text:style-name="P5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110"><text:s/>Limpeza:</text:p>
          </table:table-cell>
          <table:table-cell table:style-name="IntegrantesGrupo.C4">
            <text:p text:style-name="P5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20"><text:span text:style-name="T9"><text:s/></text:span><text:span text:style-name="T10">D</text:span><text:span text:style-name="T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9"/>
      <table:table table:name="Tabla1" table:style-name="Tabla1" table:template-name="Simple Grid Columns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127">A) OBTER A INFORMACIÓN PRINCIPAL DO EQUIPO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4">MATERIAL:</text:p>
          </table:table-cell>
          <table:table-cell table:style-name="Tabla1.B2" table:number-columns-spanned="2" office:value-type="string">
            <text:p text:style-name="P111">Procedemento:</text:p>
          </table:table-cell>
          <table:covered-table-cell/>
        </table:table-row>
        <table:table-row table:style-name="Tabla1.3">
          <table:table-cell table:style-name="Tabla1.A2" office:value-type="string">
            <text:p text:style-name="P24"/>
            <text:list xml:id="list496490598" text:style-name="L1">
              <text:list-item>
                <text:p text:style-name="P19">Equipo de prácticas e monitor. </text:p>
              </text:list-item>
              <text:list-item>
                <text:p text:style-name="P19">Manual da placa base. </text:p>
              </text:list-item>
              <text:list-item>
                <text:p text:style-name="P49">Manta antiestática. </text:p>
              </text:list-item>
              <text:list-item>
                <text:p text:style-name="P49">Pulseiras antiestáticas. </text:p>
              </text:list-item>
              <text:list-item>
                <text:p text:style-name="P60">Polímetro. </text:p>
                <text:p text:style-name="P122"><text:span text:style-name="T8"/></text:p>
              </text:list-item>
            </text:list>
          </table:table-cell>
          <table:table-cell table:style-name="Tabla1.B3" table:number-columns-spanned="2" office:value-type="string">
            <text:list xml:id="list609201551" text:style-name="L2">
              <text:list-item>
                <text:p text:style-name="P26">Cumprir as normas de seguridade no taller e ante calquera dúbida consulta co docente. </text:p>
              </text:list-item>
              <text:list-item>
                <text:p text:style-name="P35">Montar o equipo de prácticas no posto de traballo.</text:p>
              </text:list-item>
              <text:list-item>
                <text:p text:style-name="P35">Acender o equipo e acceder a bios <text:s/>(tecla suprimir) </text:p>
              </text:list-item>
            </text:list>
          </table:table-cell>
          <table:covered-table-cell/>
        </table:table-row>
        <table:table-row table:style-name="Tabla1.4">
          <table:table-cell table:style-name="Tabla1.A4" table:number-columns-spanned="3" office:value-type="string">
            <text:p text:style-name="P112">Sección de MAIN</text:p>
          </table:table-cell>
          <table:covered-table-cell/>
          <table:covered-table-cell/>
        </table:table-row>
        <table:table-row table:style-name="Tabla1.4">
          <table:table-cell table:style-name="Tabla1.A2" table:number-columns-spanned="2" office:value-type="string">
            <text:list xml:id="list860317948" text:style-name="L3">
              <text:list-item>
                <text:p text:style-name="P25">Cantos conectores SATA ten a placa?</text:p>
              </text:list-item>
            </text:list>
          </table:table-cell>
          <table:covered-table-cell/>
          <table:table-cell table:style-name="Tabla1.C5" office:value-type="float" office:value="4">
            <text:p text:style-name="P24">4</text:p>
          </table:table-cell>
        </table:table-row>
        <table:table-row table:style-name="Tabla1.4">
          <table:table-cell table:style-name="Tabla1.A2" table:number-columns-spanned="2" office:value-type="string">
            <text:list xml:id="list184803371536416" text:continue-numbering="true" text:style-name="L3">
              <text:list-item>
                <text:p text:style-name="P25">Cantos conectores IDE ten a placa?</text:p>
              </text:list-item>
            </text:list>
          </table:table-cell>
          <table:covered-table-cell/>
          <table:table-cell table:style-name="Tabla1.C5" office:value-type="float" office:value="2">
            <text:p text:style-name="P24">2</text:p>
          </table:table-cell>
        </table:table-row>
        <table:table-row table:style-name="Tabla1.4">
          <table:table-cell table:style-name="Tabla1.A2" table:number-columns-spanned="2" office:value-type="string">
            <text:list xml:id="list184802852359784" text:continue-numbering="true" text:style-name="L3">
              <text:list-item>
                <text:p text:style-name="P25">Cal é a hora e data da BIOS? É correcta?</text:p>
              </text:list-item>
            </text:list>
          </table:table-cell>
          <table:covered-table-cell/>
          <table:table-cell table:style-name="Tabla1.C7" office:value-type="string">
            <text:p text:style-name="P24"/>
            <text:p text:style-name="P24"/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3206345088" text:continue-numbering="true" text:style-name="L3">
              <text:list-item>
                <text:p text:style-name="P25"><text:span text:style-name="T18">No menú “SATA Configuration” </text:span>amosanos a configuración dos porto 1 ao 4 e do 5 ao 6. Porque sucede isto? <text:s/>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1917140298" text:continue-numbering="true" text:style-name="L3">
              <text:list-item>
                <text:p text:style-name="P25">Coincide o número de conectores SATA (paso 1) cos que nos atopamos agora? Porque? </text:p>
              </text:list-item>
            </text:list>
          </table:table-cell>
          <table:covered-table-cell/>
          <table:table-cell table:style-name="Tabla1.C9" office:value-type="string">
            <text:p text:style-name="P24">Non os conectores SATA reales son do 1 ao 4 os conectores 5 ao 6 son conectores IDE. </text:p>
          </table:table-cell>
        </table:table-row>
        <table:table-row table:style-name="Tabla1.4">
          <table:table-cell table:style-name="Tabla1.A2" table:number-columns-spanned="2" office:value-type="string">
            <text:list xml:id="list184802615692951" text:continue-numbering="true" text:style-name="L3">
              <text:list-item>
                <text:p text:style-name="P25">Que diferencia hai entre os SATA do 1 ao 4 e do 5 ao 6?</text:p>
              </text:list-item>
            </text:list>
          </table:table-cell>
          <table:covered-table-cell/>
          <table:table-cell table:style-name="Tabla1.C10" office:value-type="string">
            <text:p text:style-name="P24"/>
            <text:p text:style-name="P24">OS sata 1 ao 4 son os conectores SATA os que se enumeran de 5 ao 6 realmente son os conectores IDE. </text:p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2753704964" text:continue-numbering="true" text:style-name="L3">
              <text:list-item>
                <text:p text:style-name="P25">Cales son as opcións de configuración de SATA 1 ao 4 ? </text:p>
              </text:list-item>
            </text:list>
          </table:table-cell>
          <table:covered-table-cell/>
          <table:table-cell table:style-name="Tabla1.C11" office:value-type="string">
            <text:p text:style-name="P24">RAID / IDE / AHCI</text:p>
          </table:table-cell>
        </table:table-row>
        <table:table-row table:style-name="Tabla1.4">
          <table:table-cell table:style-name="Tabla1.A2" table:number-columns-spanned="2" office:value-type="string">
            <text:list xml:id="list184802745245166" text:continue-numbering="true" text:style-name="L3">
              <text:list-item>
                <text:p text:style-name="P25">Cales son as opcións de configuración de SATA 5 ao 6 ?</text:p>
              </text:list-item>
            </text:list>
          </table:table-cell>
          <table:covered-table-cell/>
          <table:table-cell table:style-name="Tabla1.C12" office:value-type="string">
            <text:p text:style-name="P24">AHCI / IDE</text:p>
          </table:table-cell>
        </table:table-row>
        <table:table-row table:style-name="Tabla1.4">
          <table:table-cell table:style-name="Tabla1.A2" table:number-columns-spanned="2" office:value-type="string">
            <text:list xml:id="list184801789549626" text:continue-numbering="true" text:style-name="L3">
              <text:list-item>
                <text:p text:style-name="P25"><text:span text:style-name="T18">No menú “System information” obtemos información do sistema. Completa a seguinte:</text:span>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1970516330" text:continue-numbering="true" text:style-name="L3">
              <text:list-item>
                <text:list>
                  <text:list-item>
                    <text:p text:style-name="P25">Versión da BIOS:</text:p>
                  </text:list-item>
                </text:list>
              </text:list-item>
            </text:list>
          </table:table-cell>
          <table:covered-table-cell/>
          <table:table-cell table:style-name="Tabla1.C5" office:value-type="float" office:value="802">
            <text:p text:style-name="P24">802</text:p>
          </table:table-cell>
        </table:table-row>
        <table:table-row table:style-name="Tabla1.4">
          <table:table-cell table:style-name="Tabla1.A2" table:number-columns-spanned="2" office:value-type="string">
            <text:list xml:id="list184802777168059" text:continue-numbering="true" text:style-name="L3">
              <text:list-item>
                <text:list>
                  <text:list-item>
                    <text:p text:style-name="P25">Data da versión da BIOS:</text:p>
                  </text:list-item>
                </text:list>
              </text:list-item>
            </text:list>
          </table:table-cell>
          <table:covered-table-cell/>
          <table:table-cell table:style-name="Tabla1.C15" office:value-type="string">
            <text:p text:style-name="P24">08/24/10</text:p>
          </table:table-cell>
        </table:table-row>
        <table:table-row table:style-name="Tabla1.4">
          <table:table-cell table:style-name="Tabla1.A2" table:number-columns-spanned="2" office:value-type="string">
            <text:list xml:id="list184802832493721" text:continue-numbering="true" text:style-name="L3">
              <text:list-item>
                <text:list>
                  <text:list-item>
                    <text:p text:style-name="P25">Marca e modelo do procesador:</text:p>
                  </text:list-item>
                </text:list>
              </text:list-item>
            </text:list>
          </table:table-cell>
          <table:covered-table-cell/>
          <table:table-cell table:style-name="Tabla1.C16" office:value-type="string">
            <text:p text:style-name="P24">AMD Phenon (tm) <text:span text:style-name="T22">II x4 965 </text:span></text:p>
          </table:table-cell>
        </table:table-row>
        <table:table-row table:style-name="Tabla1.4">
          <table:table-cell table:style-name="Tabla1.A2" table:number-columns-spanned="2" office:value-type="string">
            <text:list xml:id="list184802087226015" text:continue-numbering="true" text:style-name="L3">
              <text:list-item>
                <text:list>
                  <text:list-item>
                    <text:p text:style-name="P46">Velocidade do procesador:</text:p>
                  </text:list-item>
                </text:list>
              </text:list-item>
            </text:list>
          </table:table-cell>
          <table:covered-table-cell/>
          <table:table-cell table:style-name="Tabla1.C17" office:value-type="string">
            <text:p text:style-name="P47">3400Mhz</text:p>
          </table:table-cell>
        </table:table-row>
        <table:table-row table:style-name="Tabla1.4">
          <table:table-cell table:style-name="Tabla1.A2" table:number-columns-spanned="2" office:value-type="string">
            <text:list xml:id="list184801849637553" text:continue-numbering="true" text:style-name="L3">
              <text:list-item>
                <text:list>
                  <text:list-item>
                    <text:p text:style-name="P46">Memoria RAM instalada en MB:</text:p>
                  </text:list-item>
                </text:list>
              </text:list-item>
            </text:list>
          </table:table-cell>
          <table:covered-table-cell/>
          <table:table-cell table:style-name="Tabla1.C5" office:value-type="float" office:value="4096">
            <text:p text:style-name="P47">4096</text:p>
          </table:table-cell>
        </table:table-row>
        <table:table-row table:style-name="Tabla1.4">
          <table:table-cell table:style-name="Tabla1.A2" table:number-columns-spanned="2" office:value-type="string">
            <text:list xml:id="list184802604701982" text:continue-numbering="true" text:style-name="L3">
              <text:list-item>
                <text:p text:style-name="P46">No menú de<text:span text:style-name="T18"> MAIN cambia a hora e data da bios </text:span>pola seguinte: 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2891497113" text:continue-numbering="true" text:style-name="L3">
              <text:list-item>
                <text:list>
                  <text:list-item>
                    <text:p text:style-name="P46">Hora: nºgrupo:00:00 (troca a hora polo nº do grupo)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21">
          <table:table-cell table:style-name="Tabla1.A2" table:number-columns-spanned="2" office:value-type="string">
            <text:list xml:id="list184801910329913" text:continue-numbering="true" text:style-name="L3">
              <text:list-item>
                <text:list>
                  <text:list-item>
                    <text:p text:style-name="P46">Data: troca o día polo número do grupo e o mes será marzo de 2022.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2370382950" text:continue-numbering="true" text:style-name="L3">
              <text:list-item>
                <text:list>
                  <text:list-item>
                    <text:p text:style-name="P46">Reinicia o equipo e verifica que se gardou correctamente a hora ao entrar de novo na BIOS.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ext:soft-page-break/>
        <table:table-row table:style-name="Tabla1.4">
          <table:table-cell table:style-name="Tabla1.A2" table:number-columns-spanned="2" office:value-type="string">
            <text:list xml:id="list184803339020321" text:continue-numbering="true" text:style-name="L3">
              <text:list-item>
                <text:p text:style-name="P46">Apaga o equipo de maneira correcta e desenchufa da corrente. 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1925429950" text:continue-numbering="true" text:style-name="L3">
              <text:list-item>
                <text:p text:style-name="P52">Coloca o equipo sobre a manta antiestática e conecta as diferentes pulseiras os membros do equipo.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2031728788" text:continue-numbering="true" text:style-name="L3">
              <text:list-item>
                <text:p text:style-name="P52">Retira a pila da BIOS da placa base con coidado e facendo lixeiramente panca. <text:span text:style-name="T18">Non poñas a pila aínda.</text:span>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2993133160" text:continue-numbering="true" text:style-name="L3">
              <text:list-item>
                <text:list>
                  <text:list-item>
                    <text:p text:style-name="P52">Acende o equipo e explica o que sucede. Que aparece na pantalla? <text:span text:style-name="T23">[Saca unha fotografía e chámalle 01_nº grupo]</text:span></text:p>
                  </text:list-item>
                </text:list>
              </text:list-item>
            </text:list>
          </table:table-cell>
          <table:covered-table-cell/>
          <table:table-cell table:style-name="Tabla1.C26" office:value-type="string">
            <text:p text:style-name="P24"/>
            <text:p text:style-name="P24"/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p text:style-name="P53"/>
            <text:p text:style-name="P53"/>
            <text:p text:style-name="P53"/>
            <text:p text:style-name="P53"/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3351192551" text:continue-numbering="true" text:style-name="L3">
              <text:list-item>
                <text:list>
                  <text:list-item>
                    <text:p text:style-name="P52">Que tecla nos permite acceder a BIOS sen mudar os valores?</text:p>
                  </text:list-item>
                </text:list>
              </text:list-item>
            </text:list>
          </table:table-cell>
          <table:covered-table-cell/>
          <table:table-cell table:style-name="Tabla1.C28" office:value-type="string">
            <text:p text:style-name="P53">F1</text:p>
          </table:table-cell>
        </table:table-row>
        <table:table-row table:style-name="Tabla1.4">
          <table:table-cell table:style-name="Tabla1.A2" table:number-columns-spanned="2" office:value-type="string">
            <text:list xml:id="list184803442669849" text:continue-numbering="true" text:style-name="L3">
              <text:list-item>
                <text:list>
                  <text:list-item>
                    <text:p text:style-name="P52">Cal é agora a hora e data do sistema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53"/>
          </table:table-cell>
        </table:table-row>
        <table:table-row table:style-name="Tabla1.4">
          <table:table-cell table:style-name="Tabla1.A2" table:number-columns-spanned="2" office:value-type="string">
            <text:list xml:id="list184802980814467" text:continue-numbering="true" text:style-name="L3">
              <text:list-item>
                <text:list>
                  <text:list-item>
                    <text:p text:style-name="P52">Porque pasou o do paso anterior? </text:p>
                  </text:list-item>
                </text:list>
              </text:list-item>
            </text:list>
          </table:table-cell>
          <table:covered-table-cell/>
          <table:table-cell table:style-name="Tabla1.C30" office:value-type="string">
            <text:p text:style-name="P24"/>
            <text:p text:style-name="P24"/>
            <text:p text:style-name="P53"/>
          </table:table-cell>
        </table:table-row>
        <table:table-row table:style-name="Tabla1.4">
          <table:table-cell table:style-name="Tabla1.A2" table:number-columns-spanned="2" office:value-type="string">
            <text:list xml:id="list184802305326379" text:continue-numbering="true" text:style-name="L3">
              <text:list-item>
                <text:list>
                  <text:list-item>
                    <text:p text:style-name="P52">Cambia a hora e a data da BIOS a data actual. Logo reinicia a BIOS <text:span text:style-name="T24">(control+alt+sup)</text:span> e verifica se <text:span text:style-name="T24">a hora gardouse correctamente. Porque pasa isto? </text:span></text:p>
                  </text:list-item>
                </text:list>
              </text:list-item>
            </text:list>
          </table:table-cell>
          <table:covered-table-cell/>
          <table:table-cell table:style-name="Tabla1.C31" office:value-type="string">
            <text:p text:style-name="P58">Si</text:p>
          </table:table-cell>
        </table:table-row>
        <table:table-row table:style-name="Tabla1.4">
          <table:table-cell table:style-name="Tabla1.A2" table:number-columns-spanned="2" office:value-type="string">
            <text:list xml:id="list184803256544357" text:continue-numbering="true" text:style-name="L3">
              <text:list-item>
                <text:list>
                  <text:list-item>
                    <text:p text:style-name="P59">Agora apaga o equipo e desenchúfao da corrente. Que hora temos na bios? Explica que pasou.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58"/>
          </table:table-cell>
        </table:table-row>
        <table:table-row table:style-name="Tabla1.4">
          <table:table-cell table:style-name="Tabla1.A2" table:number-columns-spanned="2" office:value-type="string">
            <text:p text:style-name="P58"/>
            <text:p text:style-name="P58"/>
            <text:p text:style-name="P58"/>
          </table:table-cell>
          <table:covered-table-cell/>
          <table:table-cell table:style-name="Tabla1.C5">
            <text:p text:style-name="P58"/>
          </table:table-cell>
        </table:table-row>
        <table:table-row table:style-name="Tabla1.4">
          <table:table-cell table:style-name="Tabla1.A2" table:number-columns-spanned="2" office:value-type="string">
            <text:list xml:id="list184802345178609" text:continue-numbering="true" text:style-name="L3">
              <text:list-item>
                <text:p text:style-name="P59">Verifica a voltaxe da pila co polímetro. Cal é?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3569885664" text:continue-numbering="true" text:style-name="L3">
              <text:list-item>
                <text:p text:style-name="P59">Apaga o equipo e desenchúfao da corrente. Coloca a pila na BIOS.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3542832779" text:continue-numbering="true" text:style-name="L3">
              <text:list-item>
                <text:p text:style-name="P59">Acende o equipo e configura a hora e data da BIOS coa actual. 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2128302762" text:continue-numbering="true" text:style-name="L3">
              <text:list-item>
                <text:p text:style-name="P61">Apaga o equipo (desenchufa da corrente) e volta acendelo. Amosa correctamente a hora e a data ? 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4" table:number-columns-spanned="3" office:value-type="string">
            <text:p text:style-name="P113">Sección de <text:span text:style-name="T25">EXIT</text:span></text:p>
          </table:table-cell>
          <table:covered-table-cell/>
          <table:covered-table-cell/>
        </table:table-row>
        <table:table-row table:style-name="Tabla1.4">
          <table:table-cell table:style-name="Tabla1.A2" table:number-columns-spanned="2" office:value-type="string">
            <text:list xml:id="list184802797164000" text:continue-numbering="true" text:style-name="L3">
              <text:list-item>
                <text:p text:style-name="P61">Accede a sección EXIT e activa a opción <text:s/>“LOAD Setup Defaults”</text:p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84801688010186" text:continue-numbering="true" text:style-name="L3">
              <text:list-item>
                <text:p text:style-name="P61">Provocou algún cambio na hora do sistema? </text:p>
              </text:list-item>
            </text:list>
          </table:table-cell>
          <table:covered-table-cell/>
          <table:table-cell table:style-name="Tabla1.C40" office:value-type="string">
            <text:p text:style-name="P62">Non</text:p>
          </table:table-cell>
        </table:table-row>
        <table:table-row table:style-name="Tabla1.4">
          <table:table-cell table:style-name="Tabla1.A2" table:number-columns-spanned="2" office:value-type="string">
            <text:list xml:id="list184803178963637" text:continue-numbering="true" text:style-name="L3">
              <text:list-item>
                <text:p text:style-name="P61">A opción <text:s/>de saír da BIOS gardando os cambios pódese realizar na BIOS pulsando a tecla?</text:p>
              </text:list-item>
            </text:list>
          </table:table-cell>
          <table:covered-table-cell/>
          <table:table-cell table:style-name="Tabla1.C41" office:value-type="string">
            <text:p text:style-name="P62">F10</text:p>
          </table:table-cell>
        </table:table-row>
        <table:table-row table:style-name="Tabla1.4">
          <table:table-cell table:style-name="Tabla1.A2" table:number-columns-spanned="2" office:value-type="string">
            <text:list xml:id="list184802729732469" text:continue-numbering="true" text:style-name="L3">
              <text:list-item>
                <text:p text:style-name="P61">A opción <text:s/>de saír da BIOS sen gardar os cambios pódese realizar na BIOS pulsando a tecla?</text:p>
              </text:list-item>
            </text:list>
          </table:table-cell>
          <table:covered-table-cell/>
          <table:table-cell table:style-name="Tabla1.C42" office:value-type="string">
            <text:p text:style-name="P62">ESC </text:p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2644149898" text:continue-numbering="true" text:style-name="L3">
              <text:list-item>
                <text:p text:style-name="P61">A opción <text:s/>de saír da BIOS descartando os cambios pódese realizar na BIOS pulsando a tecla?</text:p>
              </text:list-item>
            </text:list>
          </table:table-cell>
          <table:covered-table-cell/>
          <table:table-cell table:style-name="Tabla1.C43" office:value-type="string">
            <text:p text:style-name="P62">F7</text:p>
          </table:table-cell>
        </table:table-row>
        <table:table-row table:style-name="Tabla1.4">
          <table:table-cell table:style-name="Tabla1.A4" table:number-columns-spanned="3" office:value-type="string">
            <text:p text:style-name="P114">Sección de <text:span text:style-name="T26">POWER</text:span></text:p>
          </table:table-cell>
          <table:covered-table-cell/>
          <table:covered-table-cell/>
        </table:table-row>
        <table:table-row table:style-name="Tabla1.45">
          <table:table-cell table:style-name="Tabla1.A2" table:number-columns-spanned="2" office:value-type="string">
            <text:p text:style-name="P63">O <text:span text:style-name="T18">ACPI</text:span><text:span text:style-name="T18"><text:note text:id="ftn0" text:note-class="footnote"><text:note-citation>1</text:note-citation><text:note-body><text:p text:style-name="P11"><text:s/>Fonte sobre ACPI: <text:a xlink:type="simple" xlink:href="https://www.intel.la/content/www/xl/es/support/articles/000006619/processors/intel-core-processors.html" text:style-name="Internet_20_link" text:visited-style-name="Visited_20_Internet_20_Link">https://www.intel.la/content/www/xl/es/support/articles/000006619/processors/intel-core-processors.html</text:a> </text:p></text:note-body></text:note></text:span> <text:span text:style-name="T26">danos </text:span>capacidade <text:span text:style-name="T26">de xestionar a enerxía cando o sistema atópase inactivo (suspensión). Cada nivel ou estado configura diferentes elementos, asi é que :</text:span></text:p>
            <text:list xml:id="list2441052649" text:style-name="L4">
              <text:list-item>
                <text:p text:style-name="P64">C0, é o nivel no que o equipo esta activo. </text:p>
              </text:list-item>
              <text:list-item>
                <text:p text:style-name="P64">C1, é o nivel no que o núcleo da CPU está apagado. Pero pódese activar de maneira case instantánea. </text:p>
              </text:list-item>
              <text:list-item>
                <text:p text:style-name="P64">C2, os reloxos do núcleo e da CPU están apagados. </text:p>
              </text:list-item>
              <text:list-item>
                <text:p text:style-name="P64">C3, <text:s/>coñécese como o nivel de suspensión profunda.</text:p>
              </text:list-item>
            </text:list>
            <text:p text:style-name="P63"/>
          </table:table-cell>
          <table:covered-table-cell/>
          <table:table-cell table:style-name="Tabla1.C5">
            <text:p text:style-name="P62"/>
          </table:table-cell>
        </table:table-row>
        <text:soft-page-break/>
        <table:table-row table:style-name="Tabla1.46">
          <table:table-cell table:style-name="Tabla1.A2" table:number-columns-spanned="2" office:value-type="string">
            <text:p text:style-name="P65">O <text:span text:style-name="T18">APM</text:span><text:span text:style-name="T18"><text:note text:id="ftn1" text:note-class="footnote"><text:note-citation>2</text:note-citation><text:note-body><text:p text:style-name="Footnote"><text:s/><text:span text:style-name="T27">Ligazón sobre APM en Wikipedia: </text:span><text:a xlink:type="simple" xlink:href="https://es.wikipedia.org/wiki/Advanced_Power_Management" text:style-name="Internet_20_link" text:visited-style-name="Visited_20_Internet_20_Link"><text:span text:style-name="T27">https://es.wikipedia.org/wiki/Advanced_Power_Management</text:span></text:a><text:span text:style-name="T27"> </text:span></text:p></text:note-body></text:note></text:span> (Advanced Power Management) é unha tecnoloxía previa a ACPI que permite que a BIOS administre a enerxía. </text:p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3306584787" text:continue-list="list184802644149898" text:style-name="L3">
              <text:list-item>
                <text:p text:style-name="P66">Entra na opción “<text:span text:style-name="T18">HW Monitor Configuration</text:span>” e valida que as voltaxes sexan correctas segundo o estandar ATX</text:p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1974705305" text:continue-numbering="true" text:style-name="L3">
              <text:list-item>
                <text:list>
                  <text:list-item>
                    <text:p text:style-name="P66">Cal é o valor do pin de 3,3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p text:style-name="P67"/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2552699055" text:continue-numbering="true" text:style-name="L3">
              <text:list-item>
                <text:list>
                  <text:list-item>
                    <text:p text:style-name="P66">Cal é o valor do pin de 5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p text:style-name="P67"/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2419005498" text:continue-numbering="true" text:style-name="L3">
              <text:list-item>
                <text:list>
                  <text:list-item>
                    <text:p text:style-name="P66">Cal é o valor do pin de 12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p text:style-name="P67"/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2978478515" text:continue-numbering="true" text:style-name="L3">
              <text:list-item>
                <text:p text:style-name="P66">Na opción “<text:span text:style-name="T18">HW Monitor Configuration</text:span>” obtén estas temperaturas:</text:p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3582786292" text:continue-numbering="true" text:style-name="L3">
              <text:list-item>
                <text:list>
                  <text:list-item>
                    <text:p text:style-name="P66">CPU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3457735517" text:continue-numbering="true" text:style-name="L3">
              <text:list-item>
                <text:list>
                  <text:list-item>
                    <text:p text:style-name="P66">Placa Base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3643930592" text:continue-numbering="true" text:style-name="L3">
              <text:list-item>
                <text:p text:style-name="P66">Cal é a velocidade dos ventiladores:</text:p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2425833556" text:continue-numbering="true" text:style-name="L3">
              <text:list-item>
                <text:list>
                  <text:list-item>
                    <text:p text:style-name="P66">CPU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3389352368" text:continue-numbering="true" text:style-name="L3">
              <text:list-item>
                <text:list>
                  <text:list-item>
                    <text:p text:style-name="P66">Ventilador da caixa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2716890741" text:continue-numbering="true" text:style-name="L3">
              <text:list-item>
                <text:p text:style-name="P66">Configura o ventilador para que comece a funcionar na temperatura máis baixa posible. </text:p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3640403593" text:continue-numbering="true" text:style-name="L3">
              <text:list-item>
                <text:p text:style-name="P66">Configura o ventilador para que funcione<text:span text:style-name="T18"> a velocidade máxima</text:span> na temperatura máis baixa posible.</text:p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3681918426" text:continue-numbering="true" text:style-name="L3">
              <text:list-item>
                <text:p text:style-name="P66">Garda os cambios e reinicia o equipo. Revisa que os valores foron gardados de maneira correcta. </text:p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2" table:number-columns-spanned="2" office:value-type="string">
            <text:list xml:id="list184803529749043" text:continue-numbering="true" text:style-name="L3">
              <text:list-item>
                <text:p text:style-name="P66">Restaura os valores quitando a pila da BIOS de maneira segura. </text:p>
              </text:list-item>
            </text:list>
          </table:table-cell>
          <table:covered-table-cell/>
          <table:table-cell table:style-name="Tabla1.C5">
            <text:p text:style-name="P62"/>
          </table:table-cell>
        </table:table-row>
        <table:table-row table:style-name="Tabla1.4">
          <table:table-cell table:style-name="Tabla1.A64" table:number-columns-spanned="2" office:value-type="string">
            <text:list xml:id="list184801766377877" text:continue-numbering="true" text:style-name="L3">
              <text:list-item>
                <text:p text:style-name="P66">Que nos aporta a opción “Anti Surgy Support” ? </text:p>
              </text:list-item>
            </text:list>
          </table:table-cell>
          <table:covered-table-cell/>
          <table:table-cell table:style-name="Tabla1.C64" office:value-type="string">
            <text:p text:style-name="P67">Filtra a entrada da corrente se existira un pico. </text:p>
          </table:table-cell>
        </table:table-row>
      </table:table>
      <text:p text:style-name="P12"/>
      <table:table table:name="Tabla2" table:style-name="Tabla2" table:template-name="Simple Grid Columns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128"><text:span text:style-name="T24">B</text:span>) <text:span text:style-name="T28">OPCIÓN AVANZADO</text:span>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8">MATERIAL:</text:p>
          </table:table-cell>
          <table:table-cell table:style-name="Tabla2.B2" table:number-columns-spanned="2" office:value-type="string">
            <text:p text:style-name="P37">Procedemento:</text:p>
          </table:table-cell>
          <table:covered-table-cell/>
        </table:table-row>
        <table:table-row table:style-name="Tabla2.3">
          <table:table-cell table:style-name="Tabla2.A2" office:value-type="string">
            <text:p text:style-name="P28"/>
            <text:list xml:id="list184803746253174" text:continue-list="list496490598" text:style-name="L1">
              <text:list-item>
                <text:p text:style-name="P20">Equipo de prácticas e monitor. </text:p>
              </text:list-item>
              <text:list-item>
                <text:p text:style-name="P20">Manual da placa base. </text:p>
              </text:list-item>
            </text:list>
            <text:p text:style-name="P54"/>
            <text:list xml:id="list184802918825504" text:continue-numbering="true" text:style-name="L1">
              <text:list-header>
                <text:p text:style-name="P123"><text:span text:style-name="T8"/></text:p>
              </text:list-header>
            </text:list>
          </table:table-cell>
          <table:table-cell table:style-name="Tabla2.B3" table:number-columns-spanned="2" office:value-type="string">
            <text:list xml:id="list3972943177" text:style-name="L5">
              <text:list-item>
                <text:p text:style-name="P27">Cumprir as normas de seguridade no taller e ante calquera dúbida consulta co docente. </text:p>
              </text:list-item>
              <text:list-item>
                <text:p text:style-name="P36">Montar o equipo de prácticas no posto de traballo.</text:p>
              </text:list-item>
              <text:list-item>
                <text:p text:style-name="P36">Acender o equipo e acceder a bios <text:s/>(tecla suprimir) </text:p>
              </text:list-item>
            </text:list>
          </table:table-cell>
          <table:covered-table-cell/>
        </table:table-row>
        <table:table-row table:style-name="Tabla2.4">
          <table:table-cell table:style-name="Tabla2.A4" table:number-columns-spanned="3" office:value-type="string">
            <text:p text:style-name="P115">Sección de <text:span text:style-name="T28">ADVANCED, jumperFreee</text:span></text:p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p text:style-name="P68">Nesta sección poderemos configurar o overclocking da CPU, GPU <text:s/>e PCIe. <text:span text:style-name="T18">Estas operacións son perigosas se se realizan sen un coñecemento profundo</text:span>. </text:p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2" table:number-columns-spanned="2" office:value-type="string">
            <text:list xml:id="list2723252903" text:style-name="L6">
              <text:list-item>
                <text:p text:style-name="P69">Entra na opción “CPU Overclocking” e por defecto debe configurarse co valor [AUTO], configura para que entre en modo [TEST MODE], logo de configuralo volta entrar na BIOS. Este opción permite facer unha proba do perfil. </text:p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2" table:number-columns-spanned="2" office:value-type="string">
            <text:list xml:id="list184803040810835" text:continue-numbering="true" text:style-name="L6">
              <text:list-item>
                <text:p text:style-name="P69">Entra na opción “CPU Overclocking” e configura co valor “<text:span text:style-name="T18">Overclock Profile</text:span>”. Agora poderemos configurar unha % para incrementar o rendemento. </text:p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2" table:number-columns-spanned="2" office:value-type="string">
            <text:list xml:id="list184803420616733" text:continue-numbering="true" text:style-name="L6">
              <text:list-item>
                <text:list>
                  <text:list-item>
                    <text:p text:style-name="P69">Acceder a opción “Overclock Options” e muda o valor por un 5%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2" table:number-columns-spanned="2" office:value-type="string">
            <text:list xml:id="list184802047096090" text:continue-numbering="true" text:style-name="L6">
              <text:list-item>
                <text:list>
                  <text:list-item>
                    <text:p text:style-name="P70">Garda os cambios e reinicia o equipo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ext:soft-page-break/>
        <table:table-row table:style-name="Tabla2.4">
          <table:table-cell table:style-name="Tabla2.A2" table:number-columns-spanned="2" office:value-type="string">
            <text:list xml:id="list184802298012901" text:continue-numbering="true" text:style-name="L6">
              <text:list-item>
                <text:list>
                  <text:list-item>
                    <text:p text:style-name="P70">Volta entrar na BIOS e configura cos valores iniciais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4" table:number-columns-spanned="3" office:value-type="string">
            <text:p text:style-name="P116">Sección de <text:span text:style-name="T28">ADVANCED, </text:span><text:span text:style-name="T29">CPU Configuration. </text:span></text:p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list xml:id="list184803176686257" text:continue-numbering="true" text:style-name="L6">
              <text:list-item>
                <text:p text:style-name="P71">Nesta sección podemos consultar detalles máis concretos do procesador. Indica o valor dos seguintes parámetros:</text:p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2" table:number-columns-spanned="2" office:value-type="string">
            <text:list xml:id="list184801797165853" text:continue-numbering="true" text:style-name="L6">
              <text:list-item>
                <text:list>
                  <text:list-item>
                    <text:p text:style-name="P71">Tamaño da cache de nivel 3:</text:p>
                  </text:list-item>
                </text:list>
              </text:list-item>
            </text:list>
          </table:table-cell>
          <table:covered-table-cell/>
          <table:table-cell table:style-name="Tabla2.C13" office:value-type="string">
            <text:p text:style-name="P72">6 MB</text:p>
          </table:table-cell>
        </table:table-row>
        <table:table-row table:style-name="Tabla2.4">
          <table:table-cell table:style-name="Tabla2.A2" table:number-columns-spanned="2" office:value-type="string">
            <text:list xml:id="list184802679472540" text:continue-numbering="true" text:style-name="L6">
              <text:list-item>
                <text:list>
                  <text:list-item>
                    <text:p text:style-name="P71">Tamaño da cache de nivel 2:</text:p>
                  </text:list-item>
                </text:list>
              </text:list-item>
            </text:list>
          </table:table-cell>
          <table:covered-table-cell/>
          <table:table-cell table:style-name="Tabla2.C14" office:value-type="string">
            <text:p text:style-name="P72">2048 KB</text:p>
          </table:table-cell>
        </table:table-row>
        <table:table-row table:style-name="Tabla2.4">
          <table:table-cell table:style-name="Tabla2.A2" table:number-columns-spanned="2" office:value-type="string">
            <text:list xml:id="list184803340934601" text:continue-numbering="true" text:style-name="L6">
              <text:list-item>
                <text:list>
                  <text:list-item>
                    <text:p text:style-name="P71">Tamaño da cache de nivel 1:</text:p>
                  </text:list-item>
                </text:list>
              </text:list-item>
            </text:list>
          </table:table-cell>
          <table:covered-table-cell/>
          <table:table-cell table:style-name="Tabla2.C15" office:value-type="string">
            <text:p text:style-name="P72">512 KB</text:p>
          </table:table-cell>
        </table:table-row>
        <table:table-row table:style-name="Tabla2.4">
          <table:table-cell table:style-name="Tabla2.A2" table:number-columns-spanned="2" office:value-type="string">
            <text:list xml:id="list184802549069393" text:continue-numbering="true" text:style-name="L6">
              <text:list-item>
                <text:list>
                  <text:list-item>
                    <text:p text:style-name="P71">Frecuencia do procesador:</text:p>
                  </text:list-item>
                </text:list>
              </text:list-item>
            </text:list>
          </table:table-cell>
          <table:covered-table-cell/>
          <table:table-cell table:style-name="Tabla2.C16" office:value-type="string">
            <text:p text:style-name="P72">3400 Mhz</text:p>
          </table:table-cell>
        </table:table-row>
        <table:table-row table:style-name="Tabla2.4">
          <table:table-cell table:style-name="Tabla2.A2" table:number-columns-spanned="2" office:value-type="string">
            <text:list xml:id="list184802645686507" text:continue-numbering="true" text:style-name="L6">
              <text:list-item>
                <text:list>
                  <text:list-item>
                    <text:p text:style-name="P71">Marca e modelo do procesador:</text:p>
                  </text:list-item>
                </text:list>
              </text:list-item>
            </text:list>
          </table:table-cell>
          <table:covered-table-cell/>
          <table:table-cell table:style-name="Tabla2.C17" office:value-type="string">
            <text:p text:style-name="P72">AmD Phenon II X4 965 </text:p>
          </table:table-cell>
        </table:table-row>
        <table:table-row table:style-name="Tabla2.4">
          <table:table-cell table:style-name="Tabla2.A2" table:number-columns-spanned="2" office:value-type="string">
            <text:list xml:id="list184802052471185" text:continue-numbering="true" text:style-name="L6">
              <text:list-item>
                <text:p text:style-name="P71"><text:span text:style-name="T18">Revisa que a opción SECURE VIRTUAL MACHINE MODE , </text:span>atópase activada. </text:p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4" table:number-columns-spanned="3" office:value-type="string">
            <text:list xml:id="list184802738386708" text:continue-numbering="true" text:style-name="L6">
              <text:list-item>
                <text:list>
                  <text:list-header>
                    <text:p text:style-name="P117">Sección de <text:span text:style-name="T28">ADVANCED, </text:span><text:span text:style-name="T30">Chipset.</text:span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list xml:id="list184803816081210" text:continue-numbering="true" text:style-name="L6">
              <text:list-item>
                <text:p text:style-name="P71">O chipset de que tipo é?</text:p>
              </text:list-item>
            </text:list>
          </table:table-cell>
          <table:covered-table-cell/>
          <table:table-cell table:style-name="Tabla2.C20" office:value-type="string">
            <text:p text:style-name="P72">Norte -SUR</text:p>
          </table:table-cell>
        </table:table-row>
        <table:table-row table:style-name="Tabla2.4">
          <table:table-cell table:style-name="Tabla2.A2" table:number-columns-spanned="2" office:value-type="string">
            <text:list xml:id="list184801716574391" text:continue-numbering="true" text:style-name="L6">
              <text:list-item>
                <text:p text:style-name="P71">Incorpora a placa base un chip para a saída de vídeo?</text:p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2" table:number-columns-spanned="2" office:value-type="string">
            <text:list xml:id="list184803595092918" text:continue-numbering="true" text:style-name="L6">
              <text:list-item>
                <text:p text:style-name="P71">A placa permite ECC coa memoria RAM? </text:p>
              </text:list-item>
            </text:list>
          </table:table-cell>
          <table:covered-table-cell/>
          <table:table-cell table:style-name="Tabla2.C5">
            <text:p text:style-name="P48"/>
          </table:table-cell>
        </table:table-row>
        <table:table-row table:style-name="Tabla2.4">
          <table:table-cell table:style-name="Tabla2.A2" table:number-columns-spanned="2" office:value-type="string">
            <text:list xml:id="list184803027629329" text:continue-numbering="true" text:style-name="L6">
              <text:list-item>
                <text:p text:style-name="P71">Que é o ECC?</text:p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2" table:number-columns-spanned="2" office:value-type="string">
            <text:p text:style-name="P48"/>
            <text:p text:style-name="P48"/>
          </table:table-cell>
          <table:covered-table-cell/>
          <table:table-cell table:style-name="Tabla2.C5">
            <text:p text:style-name="P28"/>
          </table:table-cell>
        </table:table-row>
        <table:table-row table:style-name="Tabla2.25">
          <table:table-cell table:style-name="Tabla2.A2" table:number-columns-spanned="2" office:value-type="string">
            <text:list xml:id="list184803592912591" text:continue-numbering="true" text:style-name="L6">
              <text:list-item>
                <text:p text:style-name="P73">Onde podes consultar a versión de USB da placa base?</text:p>
              </text:list-item>
            </text:list>
          </table:table-cell>
          <table:covered-table-cell/>
          <table:table-cell table:style-name="Tabla2.C5">
            <text:p text:style-name="P28"/>
          </table:table-cell>
        </table:table-row>
        <table:table-row table:style-name="Tabla2.4">
          <table:table-cell table:style-name="Tabla2.A26" table:number-columns-spanned="2" office:value-type="string">
            <text:list xml:id="list184801873703765" text:continue-numbering="true" text:style-name="L6">
              <text:list-item>
                <text:p text:style-name="P73">Cal é a versión de USB?</text:p>
              </text:list-item>
            </text:list>
          </table:table-cell>
          <table:covered-table-cell/>
          <table:table-cell table:style-name="Tabla2.C26">
            <text:p text:style-name="P28"/>
          </table:table-cell>
        </table:table-row>
      </table:table>
      <text:p text:style-name="P13"/>
      <table:table table:name="Tabla3" table:style-name="Tabla3" table:template-name="Simple Grid Columns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9"><text:span text:style-name="T31">C</text:span>) <text:span text:style-name="T31">Usuarios e claves na BIOS.</text:span>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30">MATERIAL:</text:p>
          </table:table-cell>
          <table:table-cell table:style-name="Tabla3.B2" table:number-columns-spanned="2" office:value-type="string">
            <text:p text:style-name="P39">Procedemento:</text:p>
          </table:table-cell>
          <table:covered-table-cell/>
        </table:table-row>
        <table:table-row table:style-name="Tabla3.3">
          <table:table-cell table:style-name="Tabla3.A2" office:value-type="string">
            <text:p text:style-name="P30"/>
            <text:list xml:id="list184802210408724" text:continue-list="list184802918825504" text:style-name="L1">
              <text:list-item>
                <text:p text:style-name="P21">Equipo de prácticas e monitor. </text:p>
              </text:list-item>
              <text:list-item>
                <text:p text:style-name="P21">Manual da placa base. </text:p>
              </text:list-item>
            </text:list>
            <text:p text:style-name="P55"/>
            <text:list xml:id="list184802792335320" text:continue-numbering="true" text:style-name="L1">
              <text:list-header>
                <text:p text:style-name="P124"><text:span text:style-name="T8"/></text:p>
              </text:list-header>
            </text:list>
          </table:table-cell>
          <table:table-cell table:style-name="Tabla3.B3" table:number-columns-spanned="2" office:value-type="string">
            <text:list xml:id="list3018616817" text:style-name="L7">
              <text:list-item>
                <text:p text:style-name="P29">Cumprir as normas de seguridade no taller e ante calquera dúbida consulta co docente. </text:p>
              </text:list-item>
              <text:list-item>
                <text:p text:style-name="P38">Montar o equipo de prácticas no posto de traballo.</text:p>
              </text:list-item>
              <text:list-item>
                <text:p text:style-name="P38">Acender o equipo e acceder a bios <text:s/>(tecla suprimir) </text:p>
              </text:list-item>
            </text:list>
          </table:table-cell>
          <table:covered-table-cell/>
        </table:table-row>
        <table:table-row table:style-name="Tabla3.4">
          <table:table-cell table:style-name="Tabla3.A4" table:number-columns-spanned="3" office:value-type="string">
            <text:p text:style-name="P118">Sección de <text:span text:style-name="T31">BOOT</text:span><text:span text:style-name="T28">, </text:span><text:span text:style-name="T31">security</text:span></text:p>
          </table:table-cell>
          <table:covered-table-cell/>
          <table:covered-table-cell/>
        </table:table-row>
        <table:table-row table:style-name="Tabla3.4">
          <table:table-cell table:style-name="Tabla3.A2" table:number-columns-spanned="2" office:value-type="string">
            <text:list xml:id="list1486159321" text:style-name="L8">
              <text:list-item>
                <text:p text:style-name="P82">Esta BIOS permite ter dúas claves en función do ROL de acceso. Os roles son:</text:p>
                <text:list>
                  <text:list-item>
                    <text:p text:style-name="P82">Supervisor</text:p>
                  </text:list-item>
                  <text:list-item>
                    <text:p text:style-name="P82">Usuario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0"/>
          </table:table-cell>
        </table:table-row>
        <table:table-row table:style-name="Tabla3.4">
          <table:table-cell table:style-name="Tabla3.A2" table:number-columns-spanned="2" office:value-type="string">
            <text:list xml:id="list184802622917459" text:continue-numbering="true" text:style-name="L8">
              <text:list-item>
                <text:p text:style-name="P74">Muda a<text:span text:style-name="T32">s</text:span> clave<text:span text:style-name="T32">s dos roles polas seguintes:</text:span></text:p>
                <text:list>
                  <text:list-item>
                    <text:p text:style-name="P74"><text:span text:style-name="T32">Supervisor, clave “1234”</text:span></text:p>
                  </text:list-item>
                  <text:list-item>
                    <text:p text:style-name="P74"><text:span text:style-name="T32">Usuario, clave “abcd”</text:span></text:p>
                    <text:p text:style-name="P121">Fíxate que agora tes unha opción que nos permite configurar o acceso do usuario (“user acces level”) e<text:span text:style-name="T37"> por defecto está configurado como FULL ACCESS</text:span>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0"/>
          </table:table-cell>
        </table:table-row>
        <table:table-row table:style-name="Tabla3.4">
          <table:table-cell table:style-name="Tabla3.A2" table:number-columns-spanned="2" office:value-type="string">
            <text:list xml:id="list184802329671600" text:continue-numbering="true" text:style-name="L8">
              <text:list-item>
                <text:p text:style-name="P82"><text:span text:style-name="T36">Garda os cambios pulsando F10 e r</text:span>einicia o equipo e accede a BIOS coa clave <text:span text:style-name="T18">1234</text:span>. Podes acceder si? Que rol tes? </text:p>
              </text:list-item>
            </text:list>
          </table:table-cell>
          <table:covered-table-cell/>
          <table:table-cell table:style-name="Tabla3.C7" office:value-type="string">
            <text:p text:style-name="P95">Supervisor e podo mudar os parámetros. </text:p>
          </table:table-cell>
        </table:table-row>
        <table:table-row table:style-name="Tabla3.4">
          <table:table-cell table:style-name="Tabla3.A2" table:number-columns-spanned="2" office:value-type="string">
            <text:list xml:id="list184801786767708" text:continue-numbering="true" text:style-name="L8">
              <text:list-item>
                <text:p text:style-name="P74"><text:s/><text:span text:style-name="T32">Reinicia o equipo e accede a BIOS coa clave </text:span><text:span text:style-name="T20">abcd</text:span><text:span text:style-name="T32">. Podes acceder si? Que rol tes? </text:span></text:p>
              </text:list-item>
            </text:list>
          </table:table-cell>
          <table:covered-table-cell/>
          <table:table-cell table:style-name="Tabla3.C5">
            <text:p text:style-name="P30"/>
          </table:table-cell>
        </table:table-row>
        <table:table-row table:style-name="Tabla3.4">
          <table:table-cell table:style-name="Tabla3.A2" table:number-columns-spanned="2" office:value-type="string">
            <text:list xml:id="list184801923726105" text:continue-numbering="true" text:style-name="L8">
              <text:list-item>
                <text:p text:style-name="P82">Reinicia o equipo e accede a BIOS coa clave <text:span text:style-name="T18">1234</text:span>. <text:span text:style-name="T33">Por defecto configura para o rol de USUARIO os permisos de “ACCESO TOTAL”. Vamos a cambiar isto por </text:span>“<text:span text:style-name="T18">view only”</text:span> <text:span text:style-name="T33">así só poderá consultar os parámetros. </text:span></text:p>
              </text:list-item>
            </text:list>
          </table:table-cell>
          <table:covered-table-cell/>
          <table:table-cell table:style-name="Tabla3.C5">
            <text:p text:style-name="P30"/>
          </table:table-cell>
        </table:table-row>
        <table:table-row table:style-name="Tabla3.4">
          <table:table-cell table:style-name="Tabla3.A2" table:number-columns-spanned="2" office:value-type="string">
            <text:list xml:id="list184802311681304" text:continue-numbering="true" text:style-name="L8">
              <text:list-item>
                <text:list>
                  <text:list-item>
                    <text:p text:style-name="P75"><text:span text:style-name="T32">Reinicia o equipo e accede a BIOS coa clave abcd. </text:span><text:span text:style-name="T33">Agora podes mudar a hora do sistema? </text:span></text:p>
                  </text:list-item>
                </text:list>
              </text:list-item>
            </text:list>
          </table:table-cell>
          <table:covered-table-cell/>
          <table:table-cell table:style-name="Tabla3.C10" office:value-type="string">
            <text:p text:style-name="P85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84803025103544" text:continue-numbering="true" text:style-name="L8">
              <text:list-item>
                <text:list>
                  <text:list-item>
                    <text:p text:style-name="P86">Podes entrar na opción de seguridade das claves?</text:p>
                  </text:list-item>
                </text:list>
              </text:list-item>
            </text:list>
          </table:table-cell>
          <table:covered-table-cell/>
          <table:table-cell table:style-name="Tabla3.C11" office:value-type="string">
            <text:p text:style-name="P85">Non</text:p>
          </table:table-cell>
        </table:table-row>
        <text:soft-page-break/>
        <table:table-row table:style-name="Tabla3.4">
          <table:table-cell table:style-name="Tabla3.A2" table:number-columns-spanned="2" office:value-type="string">
            <text:list xml:id="list184803696487586" text:continue-numbering="true" text:style-name="L8">
              <text:list-item>
                <text:p text:style-name="P83">Reinicia o equipo e accede a BIOS coa clave <text:span text:style-name="T18">1234</text:span>. <text:span text:style-name="T33">Configura o nivel de acceso a “</text:span><text:span text:style-name="T19">LIMITED</text:span><text:span text:style-name="T33">”. </text:span></text:p>
              </text:list-item>
            </text:list>
          </table:table-cell>
          <table:covered-table-cell/>
          <table:table-cell table:style-name="Tabla3.C5">
            <text:p text:style-name="P30"/>
          </table:table-cell>
        </table:table-row>
        <table:table-row table:style-name="Tabla3.4">
          <table:table-cell table:style-name="Tabla3.A2" table:number-columns-spanned="2" office:value-type="string">
            <text:list xml:id="list184802863144888" text:continue-numbering="true" text:style-name="L8">
              <text:list-item>
                <text:list>
                  <text:list-item>
                    <text:p text:style-name="P75"><text:span text:style-name="T32">Reinicia o equipo e accede a BIOS coa clave abcd. </text:span><text:span text:style-name="T33">Agora podes mudar a hora do sistema? </text:span></text:p>
                  </text:list-item>
                </text:list>
              </text:list-item>
            </text:list>
          </table:table-cell>
          <table:covered-table-cell/>
          <table:table-cell table:style-name="Tabla3.C13" office:value-type="string">
            <text:p text:style-name="P85">SI</text:p>
          </table:table-cell>
        </table:table-row>
        <table:table-row table:style-name="Tabla3.4">
          <table:table-cell table:style-name="Tabla3.A2" table:number-columns-spanned="2" office:value-type="string">
            <text:list xml:id="list184803568766376" text:continue-numbering="true" text:style-name="L8">
              <text:list-item>
                <text:list>
                  <text:list-item>
                    <text:p text:style-name="P86">Podes entrar na opción de seguridade das claves?</text:p>
                  </text:list-item>
                </text:list>
              </text:list-item>
            </text:list>
          </table:table-cell>
          <table:covered-table-cell/>
          <table:table-cell table:style-name="Tabla3.C14" office:value-type="string">
            <text:p text:style-name="P85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84803078471015" text:continue-numbering="true" text:style-name="L8">
              <text:list-item>
                <text:list>
                  <text:list-item>
                    <text:p text:style-name="P86">Podes entrar na opción de cambiar a orde de arranque?</text:p>
                  </text:list-item>
                </text:list>
              </text:list-item>
            </text:list>
          </table:table-cell>
          <table:covered-table-cell/>
          <table:table-cell table:style-name="Tabla3.C15" office:value-type="string">
            <text:p text:style-name="P85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84802008886501" text:continue-numbering="true" text:style-name="L8">
              <text:list-item>
                <text:list>
                  <text:list-item>
                    <text:p text:style-name="P86">Podes entrar na opción <text:s/>de overclocking? </text:p>
                  </text:list-item>
                </text:list>
              </text:list-item>
            </text:list>
          </table:table-cell>
          <table:covered-table-cell/>
          <table:table-cell table:style-name="Tabla3.C16" office:value-type="string">
            <text:p text:style-name="P85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84802765615446" text:continue-numbering="true" text:style-name="L8">
              <text:list-item>
                <text:p text:style-name="P83">Reinicia o equipo e accede a BIOS coa clave <text:span text:style-name="T18">1234</text:span>. <text:span text:style-name="T33">Configura o nivel de acceso a “</text:span><text:span text:style-name="T19">NO ACCESS</text:span><text:span text:style-name="T33">”. </text:span></text:p>
              </text:list-item>
            </text:list>
          </table:table-cell>
          <table:covered-table-cell/>
          <table:table-cell table:style-name="Tabla3.C5">
            <text:p text:style-name="P85"/>
          </table:table-cell>
        </table:table-row>
        <table:table-row table:style-name="Tabla3.4">
          <table:table-cell table:style-name="Tabla3.A2" table:number-columns-spanned="2" office:value-type="string">
            <text:list xml:id="list184802868110899" text:continue-numbering="true" text:style-name="L8">
              <text:list-item>
                <text:list>
                  <text:list-item>
                    <text:p text:style-name="P86">Reinicia o equipo e accede a BIOS coa clave abcd. Agora podes mudar a hora do sistema?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85"/>
          </table:table-cell>
        </table:table-row>
        <table:table-row table:style-name="Tabla3.4">
          <table:table-cell table:style-name="Tabla3.A2" table:number-columns-spanned="2" office:value-type="string">
            <text:list xml:id="list184802609848961" text:continue-numbering="true" text:style-name="L8">
              <text:list-item>
                <text:list>
                  <text:list-item>
                    <text:p text:style-name="P86">Explica coas túas palabras que pasou: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85"/>
          </table:table-cell>
        </table:table-row>
        <table:table-row table:style-name="Tabla3.4">
          <table:table-cell table:style-name="Tabla3.A2" table:number-columns-spanned="2" office:value-type="string">
            <text:p text:style-name="P85"/>
          </table:table-cell>
          <table:covered-table-cell/>
          <table:table-cell table:style-name="Tabla3.C5">
            <text:p text:style-name="P85"/>
          </table:table-cell>
        </table:table-row>
        <table:table-row table:style-name="Tabla3.4">
          <table:table-cell table:style-name="Tabla3.A2" table:number-columns-spanned="2" office:value-type="string">
            <text:list xml:id="list184802956677592" text:continue-numbering="true" text:style-name="L8">
              <text:list-item>
                <text:p text:style-name="P83">Reinicia o equipo e <text:span text:style-name="T33">NON ACCEDAS</text:span> <text:span text:style-name="T33">A</text:span> BIOS, <text:span text:style-name="T33">o equipo pídeche algunha clave?</text:span></text:p>
              </text:list-item>
            </text:list>
          </table:table-cell>
          <table:covered-table-cell/>
          <table:table-cell table:style-name="Tabla3.C21" office:value-type="string">
            <text:p text:style-name="P85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84802548638032" text:continue-numbering="true" text:style-name="L8">
              <text:list-item>
                <text:p text:style-name="P83">Reinicia o equipo e accede a BIOS coa clave <text:span text:style-name="T18">1234</text:span>. <text:span text:style-name="T33">Configura o nivel o parámetro </text:span><text:span text:style-name="T19">PASSWORD CHECK co valor de [ALWAYS]</text:span></text:p>
              </text:list-item>
            </text:list>
          </table:table-cell>
          <table:covered-table-cell/>
          <table:table-cell table:style-name="Tabla3.C5">
            <text:p text:style-name="P85"/>
          </table:table-cell>
        </table:table-row>
        <table:table-row table:style-name="Tabla3.4">
          <table:table-cell table:style-name="Tabla3.A2" table:number-columns-spanned="2" office:value-type="string">
            <text:list xml:id="list184803453487531" text:continue-numbering="true" text:style-name="L8">
              <text:list-item>
                <text:p text:style-name="P84">Reinicia o equipo e <text:span text:style-name="T33">NON ACCEDAS</text:span> <text:span text:style-name="T33">A</text:span> BIOS, <text:span text:style-name="T33">o equipo pídeche algunha clave?</text:span></text:p>
              </text:list-item>
            </text:list>
          </table:table-cell>
          <table:covered-table-cell/>
          <table:table-cell table:style-name="Tabla3.C23" office:value-type="string">
            <text:p text:style-name="P87">SI</text:p>
          </table:table-cell>
        </table:table-row>
        <table:table-row table:style-name="Tabla3.4">
          <table:table-cell table:style-name="Tabla3.A2" table:number-columns-spanned="2" office:value-type="string">
            <text:list xml:id="list184801838788212" text:continue-numbering="true" text:style-name="L8">
              <text:list-item>
                <text:list>
                  <text:list-item>
                    <text:p text:style-name="P88">Introduce a clave “abcd” explica que acontece.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85"/>
          </table:table-cell>
        </table:table-row>
        <table:table-row table:style-name="Tabla3.4">
          <table:table-cell table:style-name="Tabla3.A2" table:number-columns-spanned="2" office:value-type="string">
            <text:p text:style-name="P87"/>
            <text:p text:style-name="P89"/>
            <text:p text:style-name="P89"/>
          </table:table-cell>
          <table:covered-table-cell/>
          <table:table-cell table:style-name="Tabla3.C5">
            <text:p text:style-name="P85"/>
          </table:table-cell>
        </table:table-row>
        <table:table-row table:style-name="Tabla3.4">
          <table:table-cell table:style-name="Tabla3.A2" table:number-columns-spanned="2" office:value-type="string">
            <text:list xml:id="list184801869320518" text:continue-numbering="true" text:style-name="L8">
              <text:list-item>
                <text:p text:style-name="P84">Reinicia o equipo e <text:span text:style-name="T33">NON ACCEDAS</text:span> <text:span text:style-name="T33">A</text:span> BIOS, <text:span text:style-name="T33">o equipo pídeche algunha clave?</text:span> </text:p>
              </text:list-item>
            </text:list>
          </table:table-cell>
          <table:covered-table-cell/>
          <table:table-cell table:style-name="Tabla3.C5">
            <text:p text:style-name="P85"/>
          </table:table-cell>
        </table:table-row>
        <table:table-row table:style-name="Tabla3.4">
          <table:table-cell table:style-name="Tabla3.A2" table:number-columns-spanned="2" office:value-type="string">
            <text:list xml:id="list184803772440722" text:continue-numbering="true" text:style-name="L8">
              <text:list-item>
                <text:list>
                  <text:list-item>
                    <text:p text:style-name="P88">Introduce a clave “1234” explica que acontece.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85"/>
          </table:table-cell>
        </table:table-row>
        <table:table-row table:style-name="Tabla3.28">
          <table:table-cell table:style-name="Tabla3.A28" table:number-columns-spanned="2" office:value-type="string">
            <text:p text:style-name="P87"/>
            <text:p text:style-name="P87"/>
          </table:table-cell>
          <table:covered-table-cell/>
          <table:table-cell table:style-name="Tabla3.C28">
            <text:p text:style-name="P85"/>
          </table:table-cell>
        </table:table-row>
      </table:table>
      <text:p text:style-name="P14"/>
      <table:table table:name="Tabla4" table:style-name="Tabla4" table:template-name="Simple Grid Columns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41"><text:span text:style-name="T34">D</text:span>) <text:span text:style-name="T34">RESTAURAR CLAVE DE USUARIO NA BIOS</text:span></text:p>
          </table:table-cell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2">MATERIAL:</text:p>
          </table:table-cell>
          <table:table-cell table:style-name="Tabla4.B2" table:number-columns-spanned="2" office:value-type="string">
            <text:p text:style-name="P41"><text:span text:style-name="T34">PROCEDEMENTO</text:span>:</text:p>
          </table:table-cell>
          <table:covered-table-cell/>
        </table:table-row>
        <table:table-row table:style-name="Tabla4.3">
          <table:table-cell table:style-name="Tabla4.A2" office:value-type="string">
            <text:p text:style-name="P32"/>
            <text:list xml:id="list184801917965459" text:continue-list="list184802792335320" text:style-name="L1">
              <text:list-item>
                <text:p text:style-name="P22">Equipo de prácticas e monitor. </text:p>
              </text:list-item>
              <text:list-item>
                <text:p text:style-name="P22">Manual da placa base. </text:p>
              </text:list-item>
            </text:list>
            <text:p text:style-name="P56"/>
            <text:list xml:id="list184803379094671" text:continue-numbering="true" text:style-name="L1">
              <text:list-header>
                <text:p text:style-name="P125"><text:span text:style-name="T8"/></text:p>
              </text:list-header>
            </text:list>
          </table:table-cell>
          <table:table-cell table:style-name="Tabla4.B3" table:number-columns-spanned="2" office:value-type="string">
            <text:list xml:id="list1898452284" text:style-name="L9">
              <text:list-item>
                <text:p text:style-name="P31">Cumprir as normas de seguridade no taller e ante calquera dúbida consulta co docente. </text:p>
              </text:list-item>
              <text:list-item>
                <text:p text:style-name="P40">Montar o equipo de prácticas no posto de traballo.</text:p>
              </text:list-item>
              <text:list-item>
                <text:p text:style-name="P40">Acender o equipo e acceder a bios <text:s/>(tecla suprimir) </text:p>
              </text:list-item>
            </text:list>
          </table:table-cell>
          <table:covered-table-cell/>
        </table:table-row>
        <table:table-row table:style-name="Tabla4.4">
          <table:table-cell table:style-name="Tabla4.A2" table:number-columns-spanned="3" office:value-type="string">
            <text:p text:style-name="P89">Restaurar a clave da BIOS dende a propia BIOS</text:p>
          </table:table-cell>
          <table:covered-table-cell/>
          <table:covered-table-cell/>
        </table:table-row>
        <table:table-row table:style-name="Tabla4.4">
          <table:table-cell table:style-name="Tabla4.A2" table:number-columns-spanned="2" office:value-type="string">
            <text:list xml:id="list3422489913" text:style-name="L10">
              <text:list-item>
                <text:p text:style-name="P90">A clave da BIOS pódese restaurar dende a propia BIOS, para elo só temos que acceder a opción de seguridade e introducir un clave baleira “” . <text:span text:style-name="T36">Preparamos o entorno da proba ter as claves de:</text:span></text:p>
                <text:list>
                  <text:list-item>
                    <text:p text:style-name="P90">Supervisor, clave “”</text:p>
                  </text:list-item>
                  <text:list-item>
                    <text:p text:style-name="P90">Usuario, clave “”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2"/>
          </table:table-cell>
        </table:table-row>
        <table:table-row table:style-name="Tabla4.4">
          <table:table-cell table:style-name="Tabla4.A2" table:number-columns-spanned="2" office:value-type="string">
            <text:list xml:id="list184803188634103" text:continue-numbering="true" text:style-name="L10">
              <text:list-item>
                <text:p text:style-name="P92">Reinicia o equipo e accede a BIOS, pídeseche algunha clave? </text:p>
              </text:list-item>
            </text:list>
          </table:table-cell>
          <table:covered-table-cell/>
          <table:table-cell table:style-name="Tabla4.C6" office:value-type="string">
            <text:p text:style-name="P93">NON</text:p>
          </table:table-cell>
        </table:table-row>
        <table:table-row table:style-name="Tabla4.4">
          <table:table-cell table:style-name="Tabla4.A2" table:number-columns-spanned="2" office:value-type="string">
            <text:list xml:id="list184801759841710" text:continue-numbering="true" text:style-name="L10">
              <text:list-item>
                <text:p text:style-name="P76">Muda a<text:span text:style-name="T32">s</text:span> clave<text:span text:style-name="T32">s dos roles polas seguintes:</text:span></text:p>
                <text:list>
                  <text:list-item>
                    <text:p text:style-name="P76"><text:span text:style-name="T32">Supervisor, clave “</text:span><text:span text:style-name="T38">admin</text:span><text:span text:style-name="T32">” </text:span></text:p>
                  </text:list-item>
                  <text:list-item>
                    <text:p text:style-name="P77"><text:span text:style-name="T32">Usuario, clave “</text:span><text:span text:style-name="T38">paco</text:span><text:span text:style-name="T32">”</text:span><text:span text:style-name="T35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2"/>
          </table:table-cell>
        </table:table-row>
        <table:table-row table:style-name="Tabla4.4">
          <table:table-cell table:style-name="Tabla4.A2" table:number-columns-spanned="2" office:value-type="string">
            <text:list xml:id="list184802536664653" text:continue-numbering="true" text:style-name="L10">
              <text:list-item>
                <text:list>
                  <text:list-item>
                    <text:p text:style-name="P92"><text:span text:style-name="T36">F10 para gardar os cambios e r</text:span>einicia o equipo e accede a BIOS, e accede coa clave de supervisor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2"/>
          </table:table-cell>
        </table:table-row>
        <table:table-row table:style-name="Tabla4.4">
          <table:table-cell table:style-name="Tabla4.A2" table:number-columns-spanned="2" office:value-type="string">
            <text:list xml:id="list184802342165940" text:continue-numbering="true" text:style-name="L10">
              <text:list-item>
                <text:list>
                  <text:list-item>
                    <text:p text:style-name="P94">Entra na BIOS co usuario de administració<text:span text:style-name="T38">n e accede a opción de seguridade. Logo tes que activar a opción para limpar a clave de usuario (</text:span><text:span text:style-name="T39">Clear User password</text:span><text:span text:style-name="T38">). Pulsa F10 </text:span><text:soft-page-break/><text:span text:style-name="T38">para gardar os cambios e volta acceder a BIOS. Pidenos algunha clave? Poderas acceder coa clave de “paco” ? </text:span></text:p>
                  </text:list-item>
                </text:list>
              </text:list-item>
            </text:list>
          </table:table-cell>
          <table:covered-table-cell/>
          <table:table-cell table:style-name="Tabla4.C9" office:value-type="string">
            <text:p text:style-name="P96">Solicita clave pero a xa non é valida a clave de usuario (paco). </text:p>
          </table:table-cell>
        </table:table-row>
        <table:table-row table:style-name="Tabla4.4">
          <table:table-cell table:style-name="Tabla4.A2" table:number-columns-spanned="2" office:value-type="string">
            <text:list xml:id="list184803135641504" text:continue-numbering="true" text:style-name="L10">
              <text:list-item>
                <text:list>
                  <text:list-item>
                    <text:p text:style-name="P97">Cal é o numero máximo de intentos de acceso dunha clave incorrecta na BIOS? </text:p>
                  </text:list-item>
                </text:list>
              </text:list-item>
            </text:list>
          </table:table-cell>
          <table:covered-table-cell/>
          <table:table-cell table:style-name="Tabla4.C5" office:value-type="float" office:value="3">
            <text:p text:style-name="P98">3</text:p>
          </table:table-cell>
        </table:table-row>
        <table:table-row table:style-name="Tabla4.4">
          <table:table-cell table:style-name="Tabla4.A2" table:number-columns-spanned="2" office:value-type="string">
            <text:list xml:id="list184802638141321" text:continue-numbering="true" text:style-name="L10">
              <text:list-item>
                <text:p text:style-name="P78">Muda a<text:span text:style-name="T32">s</text:span> clave<text:span text:style-name="T32">s dos roles polas seguintes </text:span><text:span text:style-name="T40">e garda os cambios.</text:span><text:span text:style-name="T32">:</text:span></text:p>
                <text:list>
                  <text:list-item>
                    <text:p text:style-name="P78"><text:span text:style-name="T32">Supervisor, clave “</text:span><text:span text:style-name="T40">xefe</text:span><text:span text:style-name="T32">” </text:span></text:p>
                  </text:list-item>
                  <text:list-item>
                    <text:p text:style-name="P78"><text:span text:style-name="T32">Usuario, clave “</text:span><text:span text:style-name="T40">pepe</text:span><text:span text:style-name="T32">”</text:span><text:span text:style-name="T35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2"/>
          </table:table-cell>
        </table:table-row>
        <table:table-row table:style-name="Tabla4.4">
          <table:table-cell table:style-name="Tabla4.A2" table:number-columns-spanned="2" office:value-type="string">
            <text:list xml:id="list184802096317045" text:continue-numbering="true" text:style-name="L10">
              <text:list-item>
                <text:list>
                  <text:list-item>
                    <text:p text:style-name="P97">Accede a BIOS como administrador e muda a clave de acceso do usuario por cadea baleira “”. <text:s/>F10 e volta acceder a BIOS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2"/>
          </table:table-cell>
        </table:table-row>
        <table:table-row table:style-name="Tabla4.4">
          <table:table-cell table:style-name="Tabla4.A2" table:number-columns-spanned="2" office:value-type="string">
            <text:list xml:id="list184802940147292" text:continue-numbering="true" text:style-name="L10">
              <text:list-item>
                <text:list>
                  <text:list-item>
                    <text:p text:style-name="P97">Ao acceder a BIOS pídenos unha clave e indicaremos a clave “”. Poderás cambiar a hora do sistema? </text:p>
                  </text:list-item>
                </text:list>
              </text:list-item>
            </text:list>
          </table:table-cell>
          <table:covered-table-cell/>
          <table:table-cell table:style-name="Tabla4.C13" office:value-type="string">
            <text:p text:style-name="P98">NON</text:p>
          </table:table-cell>
        </table:table-row>
        <table:table-row table:style-name="Tabla4.4">
          <table:table-cell table:style-name="Tabla4.A2" table:number-columns-spanned="2" office:value-type="string">
            <text:list xml:id="list184802696686903" text:continue-numbering="true" text:style-name="L10">
              <text:list-item>
                <text:p text:style-name="P78">Muda a<text:span text:style-name="T32">s</text:span> clave<text:span text:style-name="T32">s dos roles polas seguintes </text:span><text:span text:style-name="T40">e garda os cambios.</text:span><text:span text:style-name="T32">:</text:span></text:p>
                <text:list>
                  <text:list-item>
                    <text:p text:style-name="P78"><text:span text:style-name="T32">Supervisor, clave “</text:span><text:span text:style-name="T40">dire</text:span><text:span text:style-name="T32">” </text:span></text:p>
                  </text:list-item>
                  <text:list-item>
                    <text:p text:style-name="P78"><text:span text:style-name="T32">Usuario, clave “</text:span><text:span text:style-name="T40">user</text:span><text:span text:style-name="T32">”</text:span><text:span text:style-name="T35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2"/>
          </table:table-cell>
        </table:table-row>
        <table:table-row table:style-name="Tabla4.4">
          <table:table-cell table:style-name="Tabla4.A2" table:number-columns-spanned="2" office:value-type="string">
            <text:list xml:id="list184803245230974" text:continue-numbering="true" text:style-name="L10">
              <text:list-item>
                <text:list>
                  <text:list-item>
                    <text:p text:style-name="P97">Accede a BIOS como administrador e muda a clave de acceso do administrador por cadea baleira “”.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2"/>
          </table:table-cell>
        </table:table-row>
        <table:table-row table:style-name="Tabla4.4">
          <table:table-cell table:style-name="Tabla4.A2" table:number-columns-spanned="2" office:value-type="string">
            <text:list xml:id="list184803868215512" text:continue-numbering="true" text:style-name="L10">
              <text:list-item>
                <text:list>
                  <text:list-item>
                    <text:p text:style-name="P97">Ao acceder a BIOS pídenos unha clave e indicaremos a clave “user”. Poderás cambiar a hora do sistema? </text:p>
                  </text:list-item>
                </text:list>
              </text:list-item>
            </text:list>
          </table:table-cell>
          <table:covered-table-cell/>
          <table:table-cell table:style-name="Tabla4.C16" office:value-type="string">
            <text:p text:style-name="P98">Non</text:p>
          </table:table-cell>
        </table:table-row>
        <table:table-row table:style-name="Tabla4.4">
          <table:table-cell table:style-name="Tabla4.A2" table:number-columns-spanned="2" office:value-type="string">
            <text:list xml:id="list184803438177225" text:continue-numbering="true" text:style-name="L10">
              <text:list-item>
                <text:list>
                  <text:list-item>
                    <text:p text:style-name="P97">Reinicia o equipo e volta acceder a BIOS pero agora indica a clave “”. <text:s/>Podes acceder a BIOS?</text:p>
                  </text:list-item>
                </text:list>
              </text:list-item>
            </text:list>
          </table:table-cell>
          <table:covered-table-cell/>
          <table:table-cell table:style-name="Tabla4.C17" office:value-type="string">
            <text:p text:style-name="P98">Non</text:p>
          </table:table-cell>
        </table:table-row>
        <table:table-row table:style-name="Tabla4.4">
          <table:table-cell table:style-name="Tabla4.A2" table:number-columns-spanned="2" office:value-type="string">
            <text:list xml:id="list184802343186880" text:continue-numbering="true" text:style-name="L10">
              <text:list-item>
                <text:list>
                  <text:list-item>
                    <text:p text:style-name="P97">Que podemos facer agora para restaurar as claves da BIOS? Consulta o manual da placa base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32"/>
          </table:table-cell>
        </table:table-row>
        <table:table-row table:style-name="Tabla4.4">
          <table:table-cell table:style-name="Tabla4.A19" table:number-columns-spanned="2" office:value-type="string">
            <text:p text:style-name="P89"/>
            <text:p text:style-name="P89"/>
            <text:p text:style-name="P89"/>
          </table:table-cell>
          <table:covered-table-cell/>
          <table:table-cell table:style-name="Tabla4.C19">
            <text:p text:style-name="P32"/>
          </table:table-cell>
        </table:table-row>
      </table:table>
      <text:p text:style-name="P16"/>
      <table:table table:name="Tabla5" table:style-name="Tabla5" table:template-name="Simple Grid Columns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43"><text:span text:style-name="T41">E</text:span>) <text:span text:style-name="T34">RESTAURAR CLAVE DE USUARIO NA BIOS </text:span><text:span text:style-name="T41">QUITANDO A PILA</text:span></text:p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34">MATERIAL:</text:p>
          </table:table-cell>
          <table:table-cell table:style-name="Tabla5.B2" table:number-columns-spanned="2" office:value-type="string">
            <text:p text:style-name="P43"><text:span text:style-name="T34">PROCEDEMENTO</text:span>:</text:p>
          </table:table-cell>
          <table:covered-table-cell/>
        </table:table-row>
        <table:table-row table:style-name="Tabla5.3">
          <table:table-cell table:style-name="Tabla5.A2" office:value-type="string">
            <text:p text:style-name="P34"/>
            <text:list xml:id="list184802334912580" text:continue-list="list184803379094671" text:style-name="L1">
              <text:list-item>
                <text:p text:style-name="P23">Equipo de prácticas e monitor. </text:p>
              </text:list-item>
              <text:list-item>
                <text:p text:style-name="P23">Manual da placa base. </text:p>
              </text:list-item>
              <text:list-item>
                <text:p text:style-name="P50">Manta antiestática. </text:p>
              </text:list-item>
              <text:list-item>
                <text:p text:style-name="P50">Pulseiras antiestáticas. </text:p>
              </text:list-item>
            </text:list>
            <text:p text:style-name="P57"/>
            <text:list xml:id="list184803681919679" text:continue-numbering="true" text:style-name="L1">
              <text:list-header>
                <text:p text:style-name="P126"><text:span text:style-name="T8"/></text:p>
              </text:list-header>
            </text:list>
          </table:table-cell>
          <table:table-cell table:style-name="Tabla5.B3" table:number-columns-spanned="2" office:value-type="string">
            <text:list xml:id="list4288812001" text:style-name="L11">
              <text:list-item>
                <text:p text:style-name="P101">Previamente realizaches o apartado D) </text:p>
              </text:list-item>
              <text:list-item>
                <text:p text:style-name="P33">Cumprir as normas de seguridade no taller e ante calquera dúbida consulta co docente. </text:p>
              </text:list-item>
              <text:list-item>
                <text:p text:style-name="P42">Montar o equipo de prácticas no posto de traballo <text:span text:style-name="T41">sobre a alfombra antiestática. </text:span></text:p>
              </text:list-item>
              <text:list-item>
                <text:p text:style-name="P99">Desenchufa o equipo da corrente eléctrica. </text:p>
              </text:list-item>
              <text:list-item>
                <text:p text:style-name="P99">Enchufa as pulseiras antiestáticas a terra e colocas no pulso. </text:p>
              </text:list-item>
              <text:list-item>
                <text:p text:style-name="P99">Abre a tapa do equipo e localiza a batería. </text:p>
              </text:list-item>
              <text:list-item>
                <text:p text:style-name="P99">Quita a pila da BIOS e agarda 30 segundos. Pasado ese tempo volta colocala na mesma posición. </text:p>
              </text:list-item>
              <text:list-item>
                <text:p text:style-name="P99">Cerra o equipo coa tapa.</text:p>
              </text:list-item>
              <text:list-item>
                <text:p text:style-name="P42">Acender o equipo e <text:span text:style-name="T41">entra</text:span> a <text:span text:style-name="T41">BIOS</text:span> <text:s/>(tecla suprimir) </text:p>
              </text:list-item>
            </text:list>
          </table:table-cell>
          <table:covered-table-cell/>
        </table:table-row>
        <table:table-row table:style-name="Tabla5.4">
          <table:table-cell table:style-name="Tabla5.A2" table:number-columns-spanned="3" office:value-type="string">
            <text:p text:style-name="P91">Restaurar a clave da BIOS <text:span text:style-name="T41">retirando a pila. </text:span></text:p>
          </table:table-cell>
          <table:covered-table-cell/>
          <table:covered-table-cell/>
        </table:table-row>
        <table:table-row table:style-name="Tabla5.4">
          <table:table-cell table:style-name="Tabla5.A2" table:number-columns-spanned="2" office:value-type="string">
            <text:list xml:id="list1164707441" text:style-name="L12">
              <text:list-item>
                <text:p text:style-name="P102">Aplica o protocolo indicando no apartado anterior. </text:p>
              </text:list-item>
            </text:list>
          </table:table-cell>
          <table:covered-table-cell/>
          <table:table-cell table:style-name="Tabla5.C5">
            <text:p text:style-name="P34"/>
          </table:table-cell>
        </table:table-row>
        <table:table-row table:style-name="Tabla5.4">
          <table:table-cell table:style-name="Tabla5.A2" table:number-columns-spanned="2" office:value-type="string">
            <text:list xml:id="list184803256430662" text:continue-numbering="true" text:style-name="L12">
              <text:list-item>
                <text:p text:style-name="P79">Muda a<text:span text:style-name="T32">s</text:span> clave<text:span text:style-name="T32">s dos roles polas seguintes:</text:span></text:p>
                <text:list>
                  <text:list-item>
                    <text:p text:style-name="P79"><text:span text:style-name="T32">Supervisor, clave “</text:span><text:span text:style-name="T38">admin</text:span><text:span text:style-name="T32">” </text:span></text:p>
                  </text:list-item>
                  <text:list-item>
                    <text:p text:style-name="P79"><text:span text:style-name="T32">Usuario, clave “</text:span><text:span text:style-name="T38">paco</text:span><text:span text:style-name="T32">”</text:span><text:span text:style-name="T35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5.C5">
            <text:p text:style-name="P34"/>
          </table:table-cell>
        </table:table-row>
        <table:table-row table:style-name="Tabla5.4">
          <table:table-cell table:style-name="Tabla5.A7" table:number-columns-spanned="2" office:value-type="string">
            <text:list xml:id="list184803874297254" text:continue-numbering="true" text:style-name="L12">
              <text:list-item>
                <text:p text:style-name="P102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5.C7">
            <text:p text:style-name="P34"/>
          </table:table-cell>
        </table:table-row>
      </table:table>
      <text:p text:style-name="P15"/>
      <text:p text:style-name="P15"/>
      <text:p text:style-name="P15"/>
      <text:p text:style-name="P15"><text:soft-page-break/></text:p>
      <table:table table:name="Tabla6" table:style-name="Tabla6" table:template-name="Simple Grid Columns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43"><text:span text:style-name="T41">F</text:span>) <text:span text:style-name="T34">RESTAURAR CLAVE DE USUARIO </text:span><text:span text:style-name="T41">COS JUMPERS DA PLACA BASE </text:span></text:p>
          </table:table-cell>
          <table:covered-table-cell/>
          <table:covered-table-cell/>
        </table:table-row>
        <table:table-row table:style-name="Tabla6.2">
          <table:table-cell table:style-name="Tabla6.A2" office:value-type="string">
            <text:p text:style-name="P34">MATERIAL:</text:p>
          </table:table-cell>
          <table:table-cell table:style-name="Tabla6.B2" table:number-columns-spanned="2" office:value-type="string">
            <text:p text:style-name="P43"><text:span text:style-name="T34">PROCEDEMENTO</text:span>:</text:p>
          </table:table-cell>
          <table:covered-table-cell/>
        </table:table-row>
        <table:table-row table:style-name="Tabla6.3">
          <table:table-cell table:style-name="Tabla6.A2" office:value-type="string">
            <text:p text:style-name="P34"/>
            <text:list xml:id="list184802072239105" text:continue-list="list184803681919679" text:style-name="L1">
              <text:list-item>
                <text:p text:style-name="P23">Equipo de prácticas e monitor. </text:p>
              </text:list-item>
              <text:list-item>
                <text:p text:style-name="P23">Manual da placa base. </text:p>
              </text:list-item>
              <text:list-item>
                <text:p text:style-name="P51">Manta antiestática. </text:p>
              </text:list-item>
              <text:list-item>
                <text:p text:style-name="P51">Pulseiras antiestáticas. </text:p>
              </text:list-item>
            </text:list>
            <text:p text:style-name="P57"/>
            <text:list xml:id="list184803878604995" text:continue-numbering="true" text:style-name="L1">
              <text:list-header>
                <text:p text:style-name="P126"><text:span text:style-name="T8"/></text:p>
              </text:list-header>
            </text:list>
          </table:table-cell>
          <table:table-cell table:style-name="Tabla6.B3" table:number-columns-spanned="2" office:value-type="string">
            <text:list xml:id="list2627744135" text:style-name="L13">
              <text:list-item>
                <text:p text:style-name="P103">Consulta o manual da placa base na páxina 28 (sección 1-19 Clear RTC RAM (CLRTC)) </text:p>
              </text:list-item>
              <text:list-item>
                <text:p text:style-name="P103"><text:span text:style-name="T21">Cumprir as normas de seguridade no taller e ante calquera dúbida consulta co docente. </text:span></text:p>
              </text:list-item>
              <text:list-item>
                <text:p text:style-name="P44">Montar o equipo de prácticas no posto de traballo <text:span text:style-name="T41">sobre a alfombra antiestática. </text:span></text:p>
              </text:list-item>
              <text:list-item>
                <text:p text:style-name="P100">Encende o equipo e configura <text:span text:style-name="T31"><text:s/>a</text:span><text:span text:style-name="T32">s</text:span><text:span text:style-name="T31"> clave</text:span><text:span text:style-name="T32">s dos roles </text:span>cos seguintes valores:<text:span text:style-name="T32"> </text:span></text:p>
                <text:list>
                  <text:list-item>
                    <text:p text:style-name="P81"><text:span text:style-name="T32">Supervisor, clave “</text:span><text:span text:style-name="T41">grande</text:span><text:span text:style-name="T32">” </text:span></text:p>
                  </text:list-item>
                  <text:list-item>
                    <text:p text:style-name="P81"><text:span text:style-name="T32">Usuario, clave “</text:span><text:span text:style-name="T41">peque</text:span><text:span text:style-name="T32">”</text:span><text:span text:style-name="T35">e con acceso de consulta.</text:span></text:p>
                  </text:list-item>
                </text:list>
              </text:list-item>
              <text:list-item>
                <text:p text:style-name="P105">Garda os cambios (F10)</text:p>
              </text:list-item>
              <text:list-item>
                <text:p text:style-name="P100"><text:span text:style-name="T42">Apaga e d</text:span>esenchufa o equipo da corrente eléctrica. </text:p>
              </text:list-item>
              <text:list-item>
                <text:p text:style-name="P100">Enchufa as pulseiras antiestáticas a terra e colocas no pulso. </text:p>
              </text:list-item>
              <text:list-item>
                <text:p text:style-name="P100">Abre a tapa do equipo e localiza <text:span text:style-name="T42">os pins para facer un “CLEAR CMOS”. Coloca o jumper na posición de limpeza e agarda entre 5 e 10 segundos.</text:span></text:p>
              </text:list-item>
              <text:list-item>
                <text:p text:style-name="P106">Volta a configurar os pins na posición inicial. <text:span text:style-name="T43">Cerra o equipo e xa podes encender o equipo e verificar se temos a clave reseteada. </text:span></text:p>
              </text:list-item>
            </text:list>
          </table:table-cell>
          <table:covered-table-cell/>
        </table:table-row>
        <table:table-row table:style-name="Tabla6.4">
          <table:table-cell table:style-name="Tabla6.A2" table:number-columns-spanned="3" office:value-type="string">
            <text:p text:style-name="P91">Restaurar a clave da BIOS <text:span text:style-name="T43">configurando o JUMPER</text:span></text:p>
          </table:table-cell>
          <table:covered-table-cell/>
          <table:covered-table-cell/>
        </table:table-row>
        <table:table-row table:style-name="Tabla6.4">
          <table:table-cell table:style-name="Tabla6.A2" table:number-columns-spanned="2" office:value-type="string">
            <text:list xml:id="list232844077" text:style-name="L14">
              <text:list-item>
                <text:p text:style-name="P104">Aplica o protocolo indicando no apartado anterior. </text:p>
              </text:list-item>
            </text:list>
          </table:table-cell>
          <table:covered-table-cell/>
          <table:table-cell table:style-name="Tabla6.C5">
            <text:p text:style-name="P34"/>
          </table:table-cell>
        </table:table-row>
        <table:table-row table:style-name="Tabla6.4">
          <table:table-cell table:style-name="Tabla6.A2" table:number-columns-spanned="2" office:value-type="string">
            <text:list xml:id="list184803557411479" text:continue-numbering="true" text:style-name="L14">
              <text:list-item>
                <text:p text:style-name="P80">Muda a<text:span text:style-name="T32">s</text:span> clave<text:span text:style-name="T32">s dos roles polas seguintes:</text:span></text:p>
                <text:list>
                  <text:list-item>
                    <text:p text:style-name="P80"><text:span text:style-name="T32">Supervisor, clave “</text:span><text:span text:style-name="T43">boss</text:span><text:span text:style-name="T32">” </text:span></text:p>
                  </text:list-item>
                  <text:list-item>
                    <text:p text:style-name="P80"><text:span text:style-name="T32">Usuario, clave “</text:span><text:span text:style-name="T43">emp</text:span><text:span text:style-name="T32">”</text:span><text:span text:style-name="T35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6.C5">
            <text:p text:style-name="P34"/>
          </table:table-cell>
        </table:table-row>
        <table:table-row table:style-name="Tabla6.4">
          <table:table-cell table:style-name="Tabla6.A2" table:number-columns-spanned="2" office:value-type="string">
            <text:list xml:id="list184802373243305" text:continue-numbering="true" text:style-name="L14">
              <text:list-item>
                <text:p text:style-name="P104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6.C5">
            <text:p text:style-name="P34"/>
          </table:table-cell>
        </table:table-row>
        <table:table-row table:style-name="Tabla6.4">
          <table:table-cell table:style-name="Tabla6.A2" table:number-columns-spanned="2" office:value-type="string">
            <text:list xml:id="list184803367149766" text:continue-numbering="true" text:style-name="L14">
              <text:list-item>
                <text:p text:style-name="P80">Muda a<text:span text:style-name="T32">s</text:span> clave<text:span text:style-name="T32">s dos roles polas seguintes:</text:span></text:p>
                <text:list>
                  <text:list-item>
                    <text:p text:style-name="P80"><text:span text:style-name="T32">Supervisor, clave “</text:span><text:span text:style-name="T43">pedro</text:span><text:span text:style-name="T32">” </text:span></text:p>
                  </text:list-item>
                  <text:list-item>
                    <text:p text:style-name="P80"><text:span text:style-name="T32">Usuario, clave “</text:span><text:span text:style-name="T43">felix</text:span><text:span text:style-name="T32">”</text:span><text:span text:style-name="T35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6.C5">
            <text:p text:style-name="P34"/>
          </table:table-cell>
        </table:table-row>
        <table:table-row table:style-name="Tabla6.4">
          <table:table-cell table:style-name="Tabla6.A9" table:number-columns-spanned="2" office:value-type="string">
            <text:list xml:id="list184802852723295" text:continue-numbering="true" text:style-name="L14">
              <text:list-item>
                <text:p text:style-name="P104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6.C9">
            <text:p text:style-name="P34"/>
          </table:table-cell>
        </table:table-row>
      </table:table>
      <text:p text:style-name="P17"/>
      <table:table table:name="Tabla7" table:style-name="Tabla7" table:template-name="Simple Grid Columns">
        <table:table-column table:style-name="Tabla7.A"/>
        <table:table-row table:style-name="Tabla7.1">
          <table:table-cell table:style-name="Tabla7.A1" office:value-type="string">
            <text:p text:style-name="P45"><text:span text:style-name="T44">G</text:span>) <text:span text:style-name="T44">OBTER INFORMACIÓN DO DISCO.</text:span></text:p>
          </table:table-cell>
        </table:table-row>
        <table:table-row table:style-name="Tabla7.2">
          <table:table-cell table:style-name="Tabla7.A2" office:value-type="string">
            <text:p text:style-name="P107">Nesta sección tes que describir que procedemento seguirías para obter a información do disco dende a BIOS. Pídese que logres os seguintes datos:</text:p>
            <text:list xml:id="list2478129599" text:style-name="L15">
              <text:list-item>
                <text:p text:style-name="P108">Vendedor:</text:p>
              </text:list-item>
              <text:list-item>
                <text:p text:style-name="P108">Tamaño do disco: </text:p>
              </text:list-item>
              <text:list-item>
                <text:p text:style-name="P108">Soporte de SMART:</text:p>
              </text:list-item>
            </text:list>
          </table:table-cell>
        </table:table-row>
        <table:table-row table:style-name="Tabla7.2">
          <table:table-cell table:style-name="Tabla7.A2" office:value-type="string">
            <text:p text:style-name="P119">Describe o procedemento:</text:p>
          </table:table-cell>
        </table:table-row>
        <table:table-row table:style-name="Tabla7.2">
          <table:table-cell table:style-name="Tabla7.A4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</table:table-cell>
        </table:table-row>
      </table:table>
      <text:p text:style-name="P18"/>
      <text:p text:style-name="P18"><text:soft-page-break/></text:p>
      <table:table table:name="Tabla8" table:style-name="Tabla8" table:template-name="Simple Grid Columns">
        <table:table-column table:style-name="Tabla8.A"/>
        <table:table-row table:style-name="Tabla8.1">
          <table:table-cell table:style-name="Tabla8.A1" office:value-type="string">
            <text:p text:style-name="P45"><text:span text:style-name="T44">H</text:span>) <text:span text:style-name="T44">ARRINCAR DENDE UN USB BOOTEABLE. </text:span></text:p>
          </table:table-cell>
        </table:table-row>
        <table:table-row table:style-name="Tabla8.2">
          <table:table-cell table:style-name="Tabla8.A2" office:value-type="string">
            <text:p text:style-name="P107">PROCEDEMENTO:</text:p>
            <text:list xml:id="list1102877445" text:style-name="L16">
              <text:list-item>
                <text:p text:style-name="P109">Crea un USB Booteable con Kali Linux (como se indicou na clase).</text:p>
              </text:list-item>
              <text:list-item>
                <text:p text:style-name="P109">Configura no BOOT para arrincar dende o USB Booteable. </text:p>
              </text:list-item>
              <text:list-item>
                <text:p text:style-name="P109">Arrinca <text:s/>o Kali Linux. </text:p>
              </text:list-item>
            </text:list>
          </table:table-cell>
        </table:table-row>
        <table:table-row table:style-name="Tabla8.2">
          <table:table-cell table:style-name="Tabla8.A2" office:value-type="string">
            <text:p text:style-name="P119">Describe os pasos seguidos en detalle para a configuración: </text:p>
          </table:table-cell>
        </table:table-row>
        <table:table-row table:style-name="Tabla8.2">
          <table:table-cell table:style-name="Tabla8.A4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152cm" style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loext:opacity="0%" style:font-name="Ubuntu" fo:font-size="6pt" fo:font-weight="bold" officeooo:rsid="01ec6e58" style:font-size-asian="6pt" style:font-weight-asian="bold" style:font-size-complex="6pt" style:font-weight-complex="bold"/>
    </style:style>
    <style:style style:name="MT3" style:family="text">
      <style:text-properties style:use-window-font-color="true" loext:opacity="0%" style:font-name="Ubuntu" fo:font-size="6pt" fo:font-weight="bold" officeooo:rsid="00112a49" style:font-size-asian="6pt" style:font-weight-asian="bold" style:font-size-complex="6pt" style:font-weight-complex="bold"/>
    </style:style>
    <style:style style:name="MT4" style:family="text">
      <style:text-properties style:use-window-font-color="true" loext:opacity="0%" style:font-name="Ubuntu" fo:font-size="6pt" fo:font-weight="bold" officeooo:rsid="01f34b0e" style:font-size-asian="6pt" style:font-weight-asian="bold" style:font-size-complex="6pt" style:font-weight-complex="bold"/>
    </style:style>
    <style:style style:name="MT5" style:family="text">
      <style:text-properties style:use-window-font-color="true" loext:opacity="0%" style:font-name="Ubuntu" fo:font-size="6pt" fo:font-weight="normal" officeooo:rsid="01f34b0e" style:font-size-asian="6pt" style:font-weight-asian="normal" style:font-size-complex="6pt" style:font-weight-complex="normal"/>
    </style:style>
    <style:style style:name="MT6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MT7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3" text:anchor-type="char" svg:x="-0.131cm" svg:y="0.048cm" svg:width="2.593cm" svg:height="0.961cm" draw:z-index="6"><draw:image xlink:href="Pictures/100000000000010300000060C7CE2DE8E32ECDE2.png" xlink:type="simple" xlink:show="embed" xlink:actuate="onLoad" draw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13"><draw:image xlink:href="Pictures/100000000000010300000060C7CE2DE8E32ECDE2.png" xlink:type="simple" xlink:show="embed" xlink:actuate="onLoad" draw:mime-type="image/png"/></draw:frame><text:span text:style-name="MT1"><text:line-break/><text:tab/></text:span><text:span text:style-name="MT2">T</text:span><text:span text:style-name="MT3">his work is </text:span><text:span text:style-name="MT4">licensed under a creative commons attribution 4.0 international license.</text:span><text:span text:style-name="MT5"> </text:span><text:span text:style-name="MT6"><text:tab/><text:tab/><text:tab/> <text:s text:c="4"/></text:span>Pá<text:span text:style-name="MT7">x</text:span>ina <text:page-number text:select-page="current">6</text:page-number><text:s/>de <text:page-count>8</text:page-count></text:p>
        <text:p text:style-name="MP2"/>
      </style:footer>
      <style:footer-first>
        <text:p text:style-name="MP3">Pá<text:span text:style-name="MT7">x</text:span>ina <text:page-number text:select-page="current">1</text:page-number><text:s/>de <text:page-count>8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01</meta:editing-cycles>
    <meta:creation-date>2019-11-09T13:25:03.151138236</meta:creation-date>
    <meta:editing-duration>PT22H14M14S</meta:editing-duration>
    <meta:generator>LibreOffice/7.3.7.2$Windows_X86_64 LibreOffice_project/e114eadc50a9ff8d8c8a0567d6da8f454beeb84f</meta:generator>
    <dc:subject>UD04 - PRÁCTICA 3 – Bios Cooler Master AMD</dc:subject>
    <dc:title>Taller - MME</dc:title>
    <dc:date>2023-01-20T18:48:01.092000000</dc:date>
    <meta:document-statistic meta:table-count="9" meta:image-count="2" meta:object-count="0" meta:page-count="8" meta:paragraph-count="285" meta:word-count="2587" meta:character-count="14210" meta:non-whitespace-character-count="119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